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5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6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9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49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37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35"/>
          <table:table-cell table:style-name="ce1"/>
          <table:table-cell office:value-type="string" table:style-name="ce36">
            <text:p><text:s text:c="7"/>中 華 民 國 104 年 12 月 底</text:p>
          </table:table-cell>
          <table:table-cell table:number-columns-repeated="13" table:style-name="ce35"/>
          <table:table-cell table:number-columns-repeated="2" table:style-name="ce34"/>
          <table:table-cell office:value-type="string" table:style-name="ce33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5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45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492074" table:style-name="ce27">
            <text:p>23,492,074</text:p>
          </table:table-cell>
          <table:table-cell office:value-type="float" office:value="11712047" table:style-name="ce27">
            <text:p>11,712,047</text:p>
          </table:table-cell>
          <table:table-cell office:value-type="float" office:value="11780027" table:style-name="ce27">
            <text:p>11,780,027</text:p>
          </table:table-cell>
          <table:table-cell office:value-type="float" office:value="1052455" table:style-name="ce27">
            <text:p>1,052,455</text:p>
          </table:table-cell>
          <table:table-cell office:value-type="float" office:value="545209" table:style-name="ce27">
            <text:p>545,209</text:p>
          </table:table-cell>
          <table:table-cell office:value-type="float" office:value="507246" table:style-name="ce27">
            <text:p>507,246</text:p>
          </table:table-cell>
          <table:table-cell office:value-type="float" office:value="4.4800000000000004" table:style-name="ce28">
            <text:p>4.48</text:p>
          </table:table-cell>
          <table:table-cell office:value-type="float" office:value="1417380" table:style-name="ce27">
            <text:p>1,417,380</text:p>
          </table:table-cell>
          <table:table-cell office:value-type="float" office:value="735193" table:style-name="ce27">
            <text:p>735,193</text:p>
          </table:table-cell>
          <table:table-cell office:value-type="float" office:value="682187" table:style-name="ce27">
            <text:p>682,187</text:p>
          </table:table-cell>
          <table:table-cell office:value-type="float" office:value="6.03" table:style-name="ce28">
            <text:p>6.03</text:p>
          </table:table-cell>
          <table:table-cell office:value-type="float" office:value="2457079" table:style-name="ce27">
            <text:p>2,457,079</text:p>
          </table:table-cell>
          <table:table-cell office:value-type="float" office:value="1278809" table:style-name="ce27">
            <text:p>1,278,809</text:p>
          </table:table-cell>
          <table:table-cell office:value-type="float" office:value="1178270" table:style-name="ce27">
            <text:p>1,178,270</text:p>
          </table:table-cell>
          <table:table-cell office:value-type="float" office:value="10.46" table:style-name="ce28">
            <text:p>10.46</text:p>
          </table:table-cell>
          <table:table-cell office:value-type="float" office:value="2684539" table:style-name="ce27">
            <text:p>2,684,539</text:p>
          </table:table-cell>
          <table:table-cell office:value-type="float" office:value="1397993" table:style-name="ce27">
            <text:p>1,397,993</text:p>
          </table:table-cell>
          <table:table-cell office:value-type="float" office:value="1286546" table:style-name="ce27">
            <text:p>1,286,546</text:p>
          </table:table-cell>
          <table:table-cell office:value-type="float" office:value="11.43" table:style-name="ce28">
            <text:p>11.43</text:p>
          </table:table-cell>
          <table:table-cell office:value-type="float" office:value="1586278" table:style-name="ce27">
            <text:p>1,586,278</text:p>
          </table:table-cell>
          <table:table-cell office:value-type="float" office:value="827755" table:style-name="ce27">
            <text:p>827,755</text:p>
          </table:table-cell>
          <table:table-cell office:value-type="float" office:value="758523" table:style-name="ce27">
            <text:p>758,523</text:p>
          </table:table-cell>
          <table:table-cell office:value-type="float" office:value="6.75" table:style-name="ce28">
            <text:p>6.75</text:p>
          </table:table-cell>
          <table:table-cell office:value-type="float" office:value="18804459" table:style-name="ce27">
            <text:p>18,804,459</text:p>
          </table:table-cell>
          <table:table-cell office:value-type="float" office:value="9270457" table:style-name="ce27">
            <text:p>9,270,457</text:p>
          </table:table-cell>
          <table:table-cell office:value-type="float" office:value="9534002" table:style-name="ce27">
            <text:p>9,534,002</text:p>
          </table:table-cell>
          <table:table-cell office:value-type="float" office:value="80.05" table:style-name="ce28">
            <text:p>80.05</text:p>
          </table:table-cell>
          <table:table-cell office:value-type="float" office:value="2938579" table:style-name="ce27">
            <text:p>2,938,579</text:p>
          </table:table-cell>
          <table:table-cell office:value-type="float" office:value="1361140" table:style-name="ce27">
            <text:p>1,361,140</text:p>
          </table:table-cell>
          <table:table-cell office:value-type="float" office:value="1577439" table:style-name="ce27">
            <text:p>1,577,439</text:p>
          </table:table-cell>
          <table:table-cell office:value-type="float" office:value="12.51" table:style-name="ce26">
            <text:p>12.51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70644" table:style-name="ce23">
            <text:p>3,970,644</text:p>
          </table:table-cell>
          <table:table-cell office:value-type="float" office:value="1951355" table:style-name="ce23">
            <text:p>1,951,355</text:p>
          </table:table-cell>
          <table:table-cell office:value-type="float" office:value="2019289" table:style-name="ce23">
            <text:p>2,019,289</text:p>
          </table:table-cell>
          <table:table-cell office:value-type="float" office:value="170892" table:style-name="ce23">
            <text:p>170,892</text:p>
          </table:table-cell>
          <table:table-cell office:value-type="float" office:value="88554" table:style-name="ce23">
            <text:p>88,554</text:p>
          </table:table-cell>
          <table:table-cell office:value-type="float" office:value="82338" table:style-name="ce23">
            <text:p>82,338</text:p>
          </table:table-cell>
          <table:table-cell office:value-type="float" office:value="4.3" table:style-name="ce24">
            <text:p>4.30</text:p>
          </table:table-cell>
          <table:table-cell office:value-type="float" office:value="231028" table:style-name="ce23">
            <text:p>231,028</text:p>
          </table:table-cell>
          <table:table-cell office:value-type="float" office:value="119858" table:style-name="ce23">
            <text:p>119,858</text:p>
          </table:table-cell>
          <table:table-cell office:value-type="float" office:value="111170" table:style-name="ce23">
            <text:p>111,170</text:p>
          </table:table-cell>
          <table:table-cell office:value-type="float" office:value="5.82" table:style-name="ce24">
            <text:p>5.82</text:p>
          </table:table-cell>
          <table:table-cell office:value-type="float" office:value="400990" table:style-name="ce23">
            <text:p>400,990</text:p>
          </table:table-cell>
          <table:table-cell office:value-type="float" office:value="208662" table:style-name="ce23">
            <text:p>208,662</text:p>
          </table:table-cell>
          <table:table-cell office:value-type="float" office:value="192328" table:style-name="ce23">
            <text:p>192,328</text:p>
          </table:table-cell>
          <table:table-cell office:value-type="float" office:value="10.1" table:style-name="ce24">
            <text:p>10.10</text:p>
          </table:table-cell>
          <table:table-cell office:value-type="float" office:value="437074" table:style-name="ce23">
            <text:p>437,074</text:p>
          </table:table-cell>
          <table:table-cell office:value-type="float" office:value="227637" table:style-name="ce23">
            <text:p>227,637</text:p>
          </table:table-cell>
          <table:table-cell office:value-type="float" office:value="209437" table:style-name="ce23">
            <text:p>209,437</text:p>
          </table:table-cell>
          <table:table-cell office:value-type="float" office:value="11.01" table:style-name="ce24">
            <text:p>11.01</text:p>
          </table:table-cell>
          <table:table-cell office:value-type="float" office:value="255549" table:style-name="ce23">
            <text:p>255,549</text:p>
          </table:table-cell>
          <table:table-cell office:value-type="float" office:value="132958" table:style-name="ce23">
            <text:p>132,958</text:p>
          </table:table-cell>
          <table:table-cell office:value-type="float" office:value="122591" table:style-name="ce23">
            <text:p>122,591</text:p>
          </table:table-cell>
          <table:table-cell office:value-type="float" office:value="6.44" table:style-name="ce24">
            <text:p>6.44</text:p>
          </table:table-cell>
          <table:table-cell office:value-type="float" office:value="3208355" table:style-name="ce23">
            <text:p>3,208,355</text:p>
          </table:table-cell>
          <table:table-cell office:value-type="float" office:value="1554744" table:style-name="ce23">
            <text:p>1,554,744</text:p>
          </table:table-cell>
          <table:table-cell office:value-type="float" office:value="1653611" table:style-name="ce23">
            <text:p>1,653,611</text:p>
          </table:table-cell>
          <table:table-cell office:value-type="float" office:value="80.8" table:style-name="ce24">
            <text:p>80.80</text:p>
          </table:table-cell>
          <table:table-cell office:value-type="float" office:value="429175" table:style-name="ce23">
            <text:p>429,175</text:p>
          </table:table-cell>
          <table:table-cell office:value-type="float" office:value="199151" table:style-name="ce23">
            <text:p>199,151</text:p>
          </table:table-cell>
          <table:table-cell office:value-type="float" office:value="230024" table:style-name="ce23">
            <text:p>230,024</text:p>
          </table:table-cell>
          <table:table-cell office:value-type="float" office:value="10.81" table:style-name="ce22">
            <text:p>10.81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704810" table:style-name="ce23">
            <text:p>2,704,810</text:p>
          </table:table-cell>
          <table:table-cell office:value-type="float" office:value="1295462" table:style-name="ce23">
            <text:p>1,295,462</text:p>
          </table:table-cell>
          <table:table-cell office:value-type="float" office:value="1409348" table:style-name="ce23">
            <text:p>1,409,348</text:p>
          </table:table-cell>
          <table:table-cell office:value-type="float" office:value="149643" table:style-name="ce23">
            <text:p>149,643</text:p>
          </table:table-cell>
          <table:table-cell office:value-type="float" office:value="76979" table:style-name="ce23">
            <text:p>76,979</text:p>
          </table:table-cell>
          <table:table-cell office:value-type="float" office:value="72664" table:style-name="ce23">
            <text:p>72,664</text:p>
          </table:table-cell>
          <table:table-cell office:value-type="float" office:value="5.53" table:style-name="ce24">
            <text:p>5.53</text:p>
          </table:table-cell>
          <table:table-cell office:value-type="float" office:value="193390" table:style-name="ce23">
            <text:p>193,390</text:p>
          </table:table-cell>
          <table:table-cell office:value-type="float" office:value="99685" table:style-name="ce23">
            <text:p>99,685</text:p>
          </table:table-cell>
          <table:table-cell office:value-type="float" office:value="93705" table:style-name="ce23">
            <text:p>93,705</text:p>
          </table:table-cell>
          <table:table-cell office:value-type="float" office:value="7.15" table:style-name="ce24">
            <text:p>7.15</text:p>
          </table:table-cell>
          <table:table-cell office:value-type="float" office:value="303005" table:style-name="ce23">
            <text:p>303,005</text:p>
          </table:table-cell>
          <table:table-cell office:value-type="float" office:value="157140" table:style-name="ce23">
            <text:p>157,140</text:p>
          </table:table-cell>
          <table:table-cell office:value-type="float" office:value="145865" table:style-name="ce23">
            <text:p>145,865</text:p>
          </table:table-cell>
          <table:table-cell office:value-type="float" office:value="11.2" table:style-name="ce24">
            <text:p>11.20</text:p>
          </table:table-cell>
          <table:table-cell office:value-type="float" office:value="326440" table:style-name="ce23">
            <text:p>326,440</text:p>
          </table:table-cell>
          <table:table-cell office:value-type="float" office:value="169335" table:style-name="ce23">
            <text:p>169,335</text:p>
          </table:table-cell>
          <table:table-cell office:value-type="float" office:value="157105" table:style-name="ce23">
            <text:p>157,105</text:p>
          </table:table-cell>
          <table:table-cell office:value-type="float" office:value="12.07" table:style-name="ce24">
            <text:p>12.07</text:p>
          </table:table-cell>
          <table:table-cell office:value-type="float" office:value="159837" table:style-name="ce23">
            <text:p>159,837</text:p>
          </table:table-cell>
          <table:table-cell office:value-type="float" office:value="83345" table:style-name="ce23">
            <text:p>83,345</text:p>
          </table:table-cell>
          <table:table-cell office:value-type="float" office:value="76492" table:style-name="ce23">
            <text:p>76,492</text:p>
          </table:table-cell>
          <table:table-cell office:value-type="float" office:value="5.91" table:style-name="ce24">
            <text:p>5.91</text:p>
          </table:table-cell>
          <table:table-cell office:value-type="float" office:value="2180616" table:style-name="ce23">
            <text:p>2,180,616</text:p>
          </table:table-cell>
          <table:table-cell office:value-type="float" office:value="1023393" table:style-name="ce23">
            <text:p>1,023,393</text:p>
          </table:table-cell>
          <table:table-cell office:value-type="float" office:value="1157223" table:style-name="ce23">
            <text:p>1,157,223</text:p>
          </table:table-cell>
          <table:table-cell office:value-type="float" office:value="80.62" table:style-name="ce24">
            <text:p>80.62</text:p>
          </table:table-cell>
          <table:table-cell office:value-type="float" office:value="399182" table:style-name="ce23">
            <text:p>399,182</text:p>
          </table:table-cell>
          <table:table-cell office:value-type="float" office:value="181035" table:style-name="ce23">
            <text:p>181,035</text:p>
          </table:table-cell>
          <table:table-cell office:value-type="float" office:value="218147" table:style-name="ce23">
            <text:p>218,147</text:p>
          </table:table-cell>
          <table:table-cell office:value-type="float" office:value="14.76" table:style-name="ce22">
            <text:p>14.76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05780" table:style-name="ce23">
            <text:p>2,105,780</text:p>
          </table:table-cell>
          <table:table-cell office:value-type="float" office:value="1053001" table:style-name="ce23">
            <text:p>1,053,001</text:p>
          </table:table-cell>
          <table:table-cell office:value-type="float" office:value="1052779" table:style-name="ce23">
            <text:p>1,052,779</text:p>
          </table:table-cell>
          <table:table-cell office:value-type="float" office:value="104442" table:style-name="ce23">
            <text:p>104,442</text:p>
          </table:table-cell>
          <table:table-cell office:value-type="float" office:value="54068" table:style-name="ce23">
            <text:p>54,068</text:p>
          </table:table-cell>
          <table:table-cell office:value-type="float" office:value="50374" table:style-name="ce23">
            <text:p>50,374</text:p>
          </table:table-cell>
          <table:table-cell office:value-type="float" office:value="4.96" table:style-name="ce24">
            <text:p>4.96</text:p>
          </table:table-cell>
          <table:table-cell office:value-type="float" office:value="141964" table:style-name="ce23">
            <text:p>141,964</text:p>
          </table:table-cell>
          <table:table-cell office:value-type="float" office:value="73624" table:style-name="ce23">
            <text:p>73,624</text:p>
          </table:table-cell>
          <table:table-cell office:value-type="float" office:value="68340" table:style-name="ce23">
            <text:p>68,340</text:p>
          </table:table-cell>
          <table:table-cell office:value-type="float" office:value="6.74" table:style-name="ce24">
            <text:p>6.74</text:p>
          </table:table-cell>
          <table:table-cell office:value-type="float" office:value="251318" table:style-name="ce23">
            <text:p>251,318</text:p>
          </table:table-cell>
          <table:table-cell office:value-type="float" office:value="130975" table:style-name="ce23">
            <text:p>130,975</text:p>
          </table:table-cell>
          <table:table-cell office:value-type="float" office:value="120343" table:style-name="ce23">
            <text:p>120,343</text:p>
          </table:table-cell>
          <table:table-cell office:value-type="float" office:value="11.93" table:style-name="ce24">
            <text:p>11.93</text:p>
          </table:table-cell>
          <table:table-cell office:value-type="float" office:value="274954" table:style-name="ce23">
            <text:p>274,954</text:p>
          </table:table-cell>
          <table:table-cell office:value-type="float" office:value="143398" table:style-name="ce23">
            <text:p>143,398</text:p>
          </table:table-cell>
          <table:table-cell office:value-type="float" office:value="131556" table:style-name="ce23">
            <text:p>131,556</text:p>
          </table:table-cell>
          <table:table-cell office:value-type="float" office:value="13.06" table:style-name="ce24">
            <text:p>13.06</text:p>
          </table:table-cell>
          <table:table-cell office:value-type="float" office:value="162058" table:style-name="ce23">
            <text:p>162,058</text:p>
          </table:table-cell>
          <table:table-cell office:value-type="float" office:value="84740" table:style-name="ce23">
            <text:p>84,740</text:p>
          </table:table-cell>
          <table:table-cell office:value-type="float" office:value="77318" table:style-name="ce23">
            <text:p>77,318</text:p>
          </table:table-cell>
          <table:table-cell office:value-type="float" office:value="7.7" table:style-name="ce24">
            <text:p>7.70</text:p>
          </table:table-cell>
          <table:table-cell office:value-type="float" office:value="1629539" table:style-name="ce23">
            <text:p>1,629,539</text:p>
          </table:table-cell>
          <table:table-cell office:value-type="float" office:value="804572" table:style-name="ce23">
            <text:p>804,572</text:p>
          </table:table-cell>
          <table:table-cell office:value-type="float" office:value="824967" table:style-name="ce23">
            <text:p>824,967</text:p>
          </table:table-cell>
          <table:table-cell office:value-type="float" office:value="77.38" table:style-name="ce24">
            <text:p>77.38</text:p>
          </table:table-cell>
          <table:table-cell office:value-type="float" office:value="203630" table:style-name="ce23">
            <text:p>203,630</text:p>
          </table:table-cell>
          <table:table-cell office:value-type="float" office:value="96992" table:style-name="ce23">
            <text:p>96,992</text:p>
          </table:table-cell>
          <table:table-cell office:value-type="float" office:value="106638" table:style-name="ce23">
            <text:p>106,638</text:p>
          </table:table-cell>
          <table:table-cell office:value-type="float" office:value="9.67" table:style-name="ce22">
            <text:p>9.67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44445" table:style-name="ce23">
            <text:p>2,744,445</text:p>
          </table:table-cell>
          <table:table-cell office:value-type="float" office:value="1357014" table:style-name="ce23">
            <text:p>1,357,014</text:p>
          </table:table-cell>
          <table:table-cell office:value-type="float" office:value="1387431" table:style-name="ce23">
            <text:p>1,387,431</text:p>
          </table:table-cell>
          <table:table-cell office:value-type="float" office:value="136445" table:style-name="ce23">
            <text:p>136,445</text:p>
          </table:table-cell>
          <table:table-cell office:value-type="float" office:value="70714" table:style-name="ce23">
            <text:p>70,714</text:p>
          </table:table-cell>
          <table:table-cell office:value-type="float" office:value="65731" table:style-name="ce23">
            <text:p>65,731</text:p>
          </table:table-cell>
          <table:table-cell office:value-type="float" office:value="4.97" table:style-name="ce24">
            <text:p>4.97</text:p>
          </table:table-cell>
          <table:table-cell office:value-type="float" office:value="183928" table:style-name="ce23">
            <text:p>183,928</text:p>
          </table:table-cell>
          <table:table-cell office:value-type="float" office:value="95540" table:style-name="ce23">
            <text:p>95,540</text:p>
          </table:table-cell>
          <table:table-cell office:value-type="float" office:value="88388" table:style-name="ce23">
            <text:p>88,388</text:p>
          </table:table-cell>
          <table:table-cell office:value-type="float" office:value="6.7" table:style-name="ce24">
            <text:p>6.70</text:p>
          </table:table-cell>
          <table:table-cell office:value-type="float" office:value="317724" table:style-name="ce23">
            <text:p>317,724</text:p>
          </table:table-cell>
          <table:table-cell office:value-type="float" office:value="165062" table:style-name="ce23">
            <text:p>165,062</text:p>
          </table:table-cell>
          <table:table-cell office:value-type="float" office:value="152662" table:style-name="ce23">
            <text:p>152,662</text:p>
          </table:table-cell>
          <table:table-cell office:value-type="float" office:value="11.58" table:style-name="ce24">
            <text:p>11.58</text:p>
          </table:table-cell>
          <table:table-cell office:value-type="float" office:value="346533" table:style-name="ce23">
            <text:p>346,533</text:p>
          </table:table-cell>
          <table:table-cell office:value-type="float" office:value="180110" table:style-name="ce23">
            <text:p>180,110</text:p>
          </table:table-cell>
          <table:table-cell office:value-type="float" office:value="166423" table:style-name="ce23">
            <text:p>166,423</text:p>
          </table:table-cell>
          <table:table-cell office:value-type="float" office:value="12.63" table:style-name="ce24">
            <text:p>12.63</text:p>
          </table:table-cell>
          <table:table-cell office:value-type="float" office:value="203270" table:style-name="ce23">
            <text:p>203,270</text:p>
          </table:table-cell>
          <table:table-cell office:value-type="float" office:value="105640" table:style-name="ce23">
            <text:p>105,640</text:p>
          </table:table-cell>
          <table:table-cell office:value-type="float" office:value="97630" table:style-name="ce23">
            <text:p>97,630</text:p>
          </table:table-cell>
          <table:table-cell office:value-type="float" office:value="7.41" table:style-name="ce24">
            <text:p>7.41</text:p>
          </table:table-cell>
          <table:table-cell office:value-type="float" office:value="2140881" table:style-name="ce23">
            <text:p>2,140,881</text:p>
          </table:table-cell>
          <table:table-cell office:value-type="float" office:value="1043388" table:style-name="ce23">
            <text:p>1,043,388</text:p>
          </table:table-cell>
          <table:table-cell office:value-type="float" office:value="1097493" table:style-name="ce23">
            <text:p>1,097,493</text:p>
          </table:table-cell>
          <table:table-cell office:value-type="float" office:value="78.010000000000005" table:style-name="ce24">
            <text:p>78.01</text:p>
          </table:table-cell>
          <table:table-cell office:value-type="float" office:value="282316" table:style-name="ce23">
            <text:p>282,316</text:p>
          </table:table-cell>
          <table:table-cell office:value-type="float" office:value="131412" table:style-name="ce23">
            <text:p>131,412</text:p>
          </table:table-cell>
          <table:table-cell office:value-type="float" office:value="150904" table:style-name="ce23">
            <text:p>150,904</text:p>
          </table:table-cell>
          <table:table-cell office:value-type="float" office:value="10.29" table:style-name="ce22">
            <text:p>10.29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5541" table:style-name="ce23">
            <text:p>1,885,541</text:p>
          </table:table-cell>
          <table:table-cell office:value-type="float" office:value="943804" table:style-name="ce23">
            <text:p>943,804</text:p>
          </table:table-cell>
          <table:table-cell office:value-type="float" office:value="941737" table:style-name="ce23">
            <text:p>941,737</text:p>
          </table:table-cell>
          <table:table-cell office:value-type="float" office:value="79221" table:style-name="ce23">
            <text:p>79,221</text:p>
          </table:table-cell>
          <table:table-cell office:value-type="float" office:value="41047" table:style-name="ce23">
            <text:p>41,047</text:p>
          </table:table-cell>
          <table:table-cell office:value-type="float" office:value="38174" table:style-name="ce23">
            <text:p>38,174</text:p>
          </table:table-cell>
          <table:table-cell office:value-type="float" office:value="4.2" table:style-name="ce24">
            <text:p>4.20</text:p>
          </table:table-cell>
          <table:table-cell office:value-type="float" office:value="106853" table:style-name="ce23">
            <text:p>106,853</text:p>
          </table:table-cell>
          <table:table-cell office:value-type="float" office:value="55426" table:style-name="ce23">
            <text:p>55,426</text:p>
          </table:table-cell>
          <table:table-cell office:value-type="float" office:value="51427" table:style-name="ce23">
            <text:p>51,427</text:p>
          </table:table-cell>
          <table:table-cell office:value-type="float" office:value="5.67" table:style-name="ce24">
            <text:p>5.67</text:p>
          </table:table-cell>
          <table:table-cell office:value-type="float" office:value="185403" table:style-name="ce23">
            <text:p>185,403</text:p>
          </table:table-cell>
          <table:table-cell office:value-type="float" office:value="96326" table:style-name="ce23">
            <text:p>96,326</text:p>
          </table:table-cell>
          <table:table-cell office:value-type="float" office:value="89077" table:style-name="ce23">
            <text:p>89,077</text:p>
          </table:table-cell>
          <table:table-cell office:value-type="float" office:value="9.83" table:style-name="ce24">
            <text:p>9.83</text:p>
          </table:table-cell>
          <table:table-cell office:value-type="float" office:value="202581" table:style-name="ce23">
            <text:p>202,581</text:p>
          </table:table-cell>
          <table:table-cell office:value-type="float" office:value="105347" table:style-name="ce23">
            <text:p>105,347</text:p>
          </table:table-cell>
          <table:table-cell office:value-type="float" office:value="97234" table:style-name="ce23">
            <text:p>97,234</text:p>
          </table:table-cell>
          <table:table-cell office:value-type="float" office:value="10.74" table:style-name="ce24">
            <text:p>10.74</text:p>
          </table:table-cell>
          <table:table-cell office:value-type="float" office:value="120732" table:style-name="ce23">
            <text:p>120,732</text:p>
          </table:table-cell>
          <table:table-cell office:value-type="float" office:value="63117" table:style-name="ce23">
            <text:p>63,117</text:p>
          </table:table-cell>
          <table:table-cell office:value-type="float" office:value="57615" table:style-name="ce23">
            <text:p>57,615</text:p>
          </table:table-cell>
          <table:table-cell office:value-type="float" office:value="6.4" table:style-name="ce24">
            <text:p>6.40</text:p>
          </table:table-cell>
          <table:table-cell office:value-type="float" office:value="1529637" table:style-name="ce23">
            <text:p>1,529,637</text:p>
          </table:table-cell>
          <table:table-cell office:value-type="float" office:value="758361" table:style-name="ce23">
            <text:p>758,361</text:p>
          </table:table-cell>
          <table:table-cell office:value-type="float" office:value="771276" table:style-name="ce23">
            <text:p>771,276</text:p>
          </table:table-cell>
          <table:table-cell office:value-type="float" office:value="81.12" table:style-name="ce24">
            <text:p>81.12</text:p>
          </table:table-cell>
          <table:table-cell office:value-type="float" office:value="246794" table:style-name="ce23">
            <text:p>246,794</text:p>
          </table:table-cell>
          <table:table-cell office:value-type="float" office:value="113073" table:style-name="ce23">
            <text:p>113,073</text:p>
          </table:table-cell>
          <table:table-cell office:value-type="float" office:value="133721" table:style-name="ce23">
            <text:p>133,721</text:p>
          </table:table-cell>
          <table:table-cell office:value-type="float" office:value="13.09" table:style-name="ce22">
            <text:p>13.09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8918" table:style-name="ce23">
            <text:p>2,778,918</text:p>
          </table:table-cell>
          <table:table-cell office:value-type="float" office:value="1380989" table:style-name="ce23">
            <text:p>1,380,989</text:p>
          </table:table-cell>
          <table:table-cell office:value-type="float" office:value="1397929" table:style-name="ce23">
            <text:p>1,397,929</text:p>
          </table:table-cell>
          <table:table-cell office:value-type="float" office:value="112439" table:style-name="ce23">
            <text:p>112,439</text:p>
          </table:table-cell>
          <table:table-cell office:value-type="float" office:value="58292" table:style-name="ce23">
            <text:p>58,292</text:p>
          </table:table-cell>
          <table:table-cell office:value-type="float" office:value="54147" table:style-name="ce23">
            <text:p>54,147</text:p>
          </table:table-cell>
          <table:table-cell office:value-type="float" office:value="4.05" table:style-name="ce24">
            <text:p>4.05</text:p>
          </table:table-cell>
          <table:table-cell office:value-type="float" office:value="152182" table:style-name="ce23">
            <text:p>152,182</text:p>
          </table:table-cell>
          <table:table-cell office:value-type="float" office:value="78765" table:style-name="ce23">
            <text:p>78,765</text:p>
          </table:table-cell>
          <table:table-cell office:value-type="float" office:value="73417" table:style-name="ce23">
            <text:p>73,417</text:p>
          </table:table-cell>
          <table:table-cell office:value-type="float" office:value="5.48" table:style-name="ce24">
            <text:p>5.48</text:p>
          </table:table-cell>
          <table:table-cell office:value-type="float" office:value="267619" table:style-name="ce23">
            <text:p>267,619</text:p>
          </table:table-cell>
          <table:table-cell office:value-type="float" office:value="138883" table:style-name="ce23">
            <text:p>138,883</text:p>
          </table:table-cell>
          <table:table-cell office:value-type="float" office:value="128736" table:style-name="ce23">
            <text:p>128,736</text:p>
          </table:table-cell>
          <table:table-cell office:value-type="float" office:value="9.6300000000000008" table:style-name="ce24">
            <text:p>9.63</text:p>
          </table:table-cell>
          <table:table-cell office:value-type="float" office:value="293190" table:style-name="ce23">
            <text:p>293,190</text:p>
          </table:table-cell>
          <table:table-cell office:value-type="float" office:value="152107" table:style-name="ce23">
            <text:p>152,107</text:p>
          </table:table-cell>
          <table:table-cell office:value-type="float" office:value="141083" table:style-name="ce23">
            <text:p>141,083</text:p>
          </table:table-cell>
          <table:table-cell office:value-type="float" office:value="10.55" table:style-name="ce24">
            <text:p>10.55</text:p>
          </table:table-cell>
          <table:table-cell office:value-type="float" office:value="180915" table:style-name="ce23">
            <text:p>180,915</text:p>
          </table:table-cell>
          <table:table-cell office:value-type="float" office:value="93866" table:style-name="ce23">
            <text:p>93,866</text:p>
          </table:table-cell>
          <table:table-cell office:value-type="float" office:value="87049" table:style-name="ce23">
            <text:p>87,049</text:p>
          </table:table-cell>
          <table:table-cell office:value-type="float" office:value="6.51" table:style-name="ce24">
            <text:p>6.51</text:p>
          </table:table-cell>
          <table:table-cell office:value-type="float" office:value="2256317" table:style-name="ce23">
            <text:p>2,256,317</text:p>
          </table:table-cell>
          <table:table-cell office:value-type="float" office:value="1109909" table:style-name="ce23">
            <text:p>1,109,909</text:p>
          </table:table-cell>
          <table:table-cell office:value-type="float" office:value="1146408" table:style-name="ce23">
            <text:p>1,146,408</text:p>
          </table:table-cell>
          <table:table-cell office:value-type="float" office:value="81.19" table:style-name="ce24">
            <text:p>81.19</text:p>
          </table:table-cell>
          <table:table-cell office:value-type="float" office:value="350448" table:style-name="ce23">
            <text:p>350,448</text:p>
          </table:table-cell>
          <table:table-cell office:value-type="float" office:value="163450" table:style-name="ce23">
            <text:p>163,450</text:p>
          </table:table-cell>
          <table:table-cell office:value-type="float" office:value="186998" table:style-name="ce23">
            <text:p>186,998</text:p>
          </table:table-cell>
          <table:table-cell office:value-type="float" office:value="12.61" table:style-name="ce22">
            <text:p>12.61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56590" table:style-name="ce23">
            <text:p>7,156,590</text:p>
          </table:table-cell>
          <table:table-cell office:value-type="float" office:value="3656660" table:style-name="ce23">
            <text:p>3,656,660</text:p>
          </table:table-cell>
          <table:table-cell office:value-type="float" office:value="3499930" table:style-name="ce23">
            <text:p>3,499,930</text:p>
          </table:table-cell>
          <table:table-cell office:value-type="float" office:value="292522" table:style-name="ce23">
            <text:p>292,522</text:p>
          </table:table-cell>
          <table:table-cell office:value-type="float" office:value="151976" table:style-name="ce23">
            <text:p>151,976</text:p>
          </table:table-cell>
          <table:table-cell office:value-type="float" office:value="140546" table:style-name="ce23">
            <text:p>140,546</text:p>
          </table:table-cell>
          <table:table-cell office:value-type="float" office:value="4.09" table:style-name="ce24">
            <text:p>4.09</text:p>
          </table:table-cell>
          <table:table-cell office:value-type="float" office:value="399471" table:style-name="ce23">
            <text:p>399,471</text:p>
          </table:table-cell>
          <table:table-cell office:value-type="float" office:value="207841" table:style-name="ce23">
            <text:p>207,841</text:p>
          </table:table-cell>
          <table:table-cell office:value-type="float" office:value="191630" table:style-name="ce23">
            <text:p>191,630</text:p>
          </table:table-cell>
          <table:table-cell office:value-type="float" office:value="5.58" table:style-name="ce24">
            <text:p>5.58</text:p>
          </table:table-cell>
          <table:table-cell office:value-type="float" office:value="718353" table:style-name="ce23">
            <text:p>718,353</text:p>
          </table:table-cell>
          <table:table-cell office:value-type="float" office:value="375158" table:style-name="ce23">
            <text:p>375,158</text:p>
          </table:table-cell>
          <table:table-cell office:value-type="float" office:value="343195" table:style-name="ce23">
            <text:p>343,195</text:p>
          </table:table-cell>
          <table:table-cell office:value-type="float" office:value="10.039999999999999" table:style-name="ce24">
            <text:p>10.04</text:p>
          </table:table-cell>
          <table:table-cell office:value-type="float" office:value="790250" table:style-name="ce23">
            <text:p>790,250</text:p>
          </table:table-cell>
          <table:table-cell office:value-type="float" office:value="412997" table:style-name="ce23">
            <text:p>412,997</text:p>
          </table:table-cell>
          <table:table-cell office:value-type="float" office:value="377253" table:style-name="ce23">
            <text:p>377,253</text:p>
          </table:table-cell>
          <table:table-cell office:value-type="float" office:value="11.04" table:style-name="ce24">
            <text:p>11.04</text:p>
          </table:table-cell>
          <table:table-cell office:value-type="float" office:value="497467" table:style-name="ce23">
            <text:p>497,467</text:p>
          </table:table-cell>
          <table:table-cell office:value-type="float" office:value="260725" table:style-name="ce23">
            <text:p>260,725</text:p>
          </table:table-cell>
          <table:table-cell office:value-type="float" office:value="236742" table:style-name="ce23">
            <text:p>236,742</text:p>
          </table:table-cell>
          <table:table-cell office:value-type="float" office:value="6.95" table:style-name="ce24">
            <text:p>6.95</text:p>
          </table:table-cell>
          <table:table-cell office:value-type="float" office:value="5737479" table:style-name="ce23">
            <text:p>5,737,479</text:p>
          </table:table-cell>
          <table:table-cell office:value-type="float" office:value="2914596" table:style-name="ce23">
            <text:p>2,914,596</text:p>
          </table:table-cell>
          <table:table-cell office:value-type="float" office:value="2822883" table:style-name="ce23">
            <text:p>2,822,883</text:p>
          </table:table-cell>
          <table:table-cell office:value-type="float" office:value="80.17" table:style-name="ce24">
            <text:p>80.17</text:p>
          </table:table-cell>
          <table:table-cell office:value-type="float" office:value="1010962" table:style-name="ce23">
            <text:p>1,010,962</text:p>
          </table:table-cell>
          <table:table-cell office:value-type="float" office:value="468274" table:style-name="ce23">
            <text:p>468,274</text:p>
          </table:table-cell>
          <table:table-cell office:value-type="float" office:value="542688" table:style-name="ce23">
            <text:p>542,688</text:p>
          </table:table-cell>
          <table:table-cell office:value-type="float" office:value="14.13" table:style-name="ce22">
            <text:p>14.13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8117" table:style-name="ce18">
            <text:p>458,117</text:p>
          </table:table-cell>
          <table:table-cell office:value-type="float" office:value="232217" table:style-name="ce18">
            <text:p>232,217</text:p>
          </table:table-cell>
          <table:table-cell office:value-type="float" office:value="225900" table:style-name="ce18">
            <text:p>225,900</text:p>
          </table:table-cell>
          <table:table-cell office:value-type="float" office:value="17557" table:style-name="ce18">
            <text:p>17,557</text:p>
          </table:table-cell>
          <table:table-cell office:value-type="float" office:value="9175" table:style-name="ce18">
            <text:p>9,175</text:p>
          </table:table-cell>
          <table:table-cell office:value-type="float" office:value="8382" table:style-name="ce18">
            <text:p>8,382</text:p>
          </table:table-cell>
          <table:table-cell office:value-type="float" office:value="3.83" table:style-name="ce19">
            <text:p>3.83</text:p>
          </table:table-cell>
          <table:table-cell office:value-type="float" office:value="24361" table:style-name="ce18">
            <text:p>24,361</text:p>
          </table:table-cell>
          <table:table-cell office:value-type="float" office:value="12669" table:style-name="ce18">
            <text:p>12,669</text:p>
          </table:table-cell>
          <table:table-cell office:value-type="float" office:value="11692" table:style-name="ce18">
            <text:p>11,692</text:p>
          </table:table-cell>
          <table:table-cell office:value-type="float" office:value="5.32" table:style-name="ce19">
            <text:p>5.32</text:p>
          </table:table-cell>
          <table:table-cell office:value-type="float" office:value="43899" table:style-name="ce18">
            <text:p>43,899</text:p>
          </table:table-cell>
          <table:table-cell office:value-type="float" office:value="22801" table:style-name="ce18">
            <text:p>22,801</text:p>
          </table:table-cell>
          <table:table-cell office:value-type="float" office:value="21098" table:style-name="ce18">
            <text:p>21,098</text:p>
          </table:table-cell>
          <table:table-cell office:value-type="float" office:value="9.58" table:style-name="ce19">
            <text:p>9.58</text:p>
          </table:table-cell>
          <table:table-cell office:value-type="float" office:value="48369" table:style-name="ce18">
            <text:p>48,369</text:p>
          </table:table-cell>
          <table:table-cell office:value-type="float" office:value="25125" table:style-name="ce18">
            <text:p>25,125</text:p>
          </table:table-cell>
          <table:table-cell office:value-type="float" office:value="23244" table:style-name="ce18">
            <text:p>23,244</text:p>
          </table:table-cell>
          <table:table-cell office:value-type="float" office:value="10.56" table:style-name="ce19">
            <text:p>10.56</text:p>
          </table:table-cell>
          <table:table-cell office:value-type="float" office:value="31175" table:style-name="ce18">
            <text:p>31,175</text:p>
          </table:table-cell>
          <table:table-cell office:value-type="float" office:value="16261" table:style-name="ce18">
            <text:p>16,261</text:p>
          </table:table-cell>
          <table:table-cell office:value-type="float" office:value="14914" table:style-name="ce18">
            <text:p>14,914</text:p>
          </table:table-cell>
          <table:table-cell office:value-type="float" office:value="6.81" table:style-name="ce19">
            <text:p>6.81</text:p>
          </table:table-cell>
          <table:table-cell office:value-type="float" office:value="369556" table:style-name="ce18">
            <text:p>369,556</text:p>
          </table:table-cell>
          <table:table-cell office:value-type="float" office:value="186028" table:style-name="ce18">
            <text:p>186,028</text:p>
          </table:table-cell>
          <table:table-cell office:value-type="float" office:value="183528" table:style-name="ce18">
            <text:p>183,528</text:p>
          </table:table-cell>
          <table:table-cell office:value-type="float" office:value="80.67" table:style-name="ce19">
            <text:p>80.67</text:p>
          </table:table-cell>
          <table:table-cell office:value-type="float" office:value="65178" table:style-name="ce18">
            <text:p>65,178</text:p>
          </table:table-cell>
          <table:table-cell office:value-type="float" office:value="30437" table:style-name="ce18">
            <text:p>30,437</text:p>
          </table:table-cell>
          <table:table-cell office:value-type="float" office:value="34741" table:style-name="ce18">
            <text:p>34,741</text:p>
          </table:table-cell>
          <table:table-cell office:value-type="float" office:value="14.23" table:style-name="ce17">
            <text:p>14.2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42042" table:style-name="ce18">
            <text:p>542,042</text:p>
          </table:table-cell>
          <table:table-cell office:value-type="float" office:value="277417" table:style-name="ce18">
            <text:p>277,417</text:p>
          </table:table-cell>
          <table:table-cell office:value-type="float" office:value="264625" table:style-name="ce18">
            <text:p>264,625</text:p>
          </table:table-cell>
          <table:table-cell office:value-type="float" office:value="30272" table:style-name="ce18">
            <text:p>30,272</text:p>
          </table:table-cell>
          <table:table-cell office:value-type="float" office:value="15592" table:style-name="ce18">
            <text:p>15,592</text:p>
          </table:table-cell>
          <table:table-cell office:value-type="float" office:value="14680" table:style-name="ce18">
            <text:p>14,680</text:p>
          </table:table-cell>
          <table:table-cell office:value-type="float" office:value="5.58" table:style-name="ce19">
            <text:p>5.58</text:p>
          </table:table-cell>
          <table:table-cell office:value-type="float" office:value="41728" table:style-name="ce18">
            <text:p>41,728</text:p>
          </table:table-cell>
          <table:table-cell office:value-type="float" office:value="21622" table:style-name="ce18">
            <text:p>21,622</text:p>
          </table:table-cell>
          <table:table-cell office:value-type="float" office:value="20106" table:style-name="ce18">
            <text:p>20,106</text:p>
          </table:table-cell>
          <table:table-cell office:value-type="float" office:value="7.7" table:style-name="ce19">
            <text:p>7.70</text:p>
          </table:table-cell>
          <table:table-cell office:value-type="float" office:value="72334" table:style-name="ce18">
            <text:p>72,334</text:p>
          </table:table-cell>
          <table:table-cell office:value-type="float" office:value="37693" table:style-name="ce18">
            <text:p>37,693</text:p>
          </table:table-cell>
          <table:table-cell office:value-type="float" office:value="34641" table:style-name="ce18">
            <text:p>34,641</text:p>
          </table:table-cell>
          <table:table-cell office:value-type="float" office:value="13.34" table:style-name="ce19">
            <text:p>13.34</text:p>
          </table:table-cell>
          <table:table-cell office:value-type="float" office:value="78480" table:style-name="ce18">
            <text:p>78,480</text:p>
          </table:table-cell>
          <table:table-cell office:value-type="float" office:value="40883" table:style-name="ce18">
            <text:p>40,883</text:p>
          </table:table-cell>
          <table:table-cell office:value-type="float" office:value="37597" table:style-name="ce18">
            <text:p>37,597</text:p>
          </table:table-cell>
          <table:table-cell office:value-type="float" office:value="14.48" table:style-name="ce19">
            <text:p>14.48</text:p>
          </table:table-cell>
          <table:table-cell office:value-type="float" office:value="40737" table:style-name="ce18">
            <text:p>40,737</text:p>
          </table:table-cell>
          <table:table-cell office:value-type="float" office:value="21388" table:style-name="ce18">
            <text:p>21,388</text:p>
          </table:table-cell>
          <table:table-cell office:value-type="float" office:value="19349" table:style-name="ce18">
            <text:p>19,349</text:p>
          </table:table-cell>
          <table:table-cell office:value-type="float" office:value="7.52" table:style-name="ce19">
            <text:p>7.52</text:p>
          </table:table-cell>
          <table:table-cell office:value-type="float" office:value="413232" table:style-name="ce18">
            <text:p>413,232</text:p>
          </table:table-cell>
          <table:table-cell office:value-type="float" office:value="210052" table:style-name="ce18">
            <text:p>210,052</text:p>
          </table:table-cell>
          <table:table-cell office:value-type="float" office:value="203180" table:style-name="ce18">
            <text:p>203,180</text:p>
          </table:table-cell>
          <table:table-cell office:value-type="float" office:value="76.239999999999995" table:style-name="ce19">
            <text:p>76.24</text:p>
          </table:table-cell>
          <table:table-cell office:value-type="float" office:value="61960" table:style-name="ce18">
            <text:p>61,960</text:p>
          </table:table-cell>
          <table:table-cell office:value-type="float" office:value="29889" table:style-name="ce18">
            <text:p>29,889</text:p>
          </table:table-cell>
          <table:table-cell office:value-type="float" office:value="32071" table:style-name="ce18">
            <text:p>32,071</text:p>
          </table:table-cell>
          <table:table-cell office:value-type="float" office:value="11.43" table:style-name="ce17">
            <text:p>11.4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63912" table:style-name="ce18">
            <text:p>563,912</text:p>
          </table:table-cell>
          <table:table-cell office:value-type="float" office:value="290726" table:style-name="ce18">
            <text:p>290,726</text:p>
          </table:table-cell>
          <table:table-cell office:value-type="float" office:value="273186" table:style-name="ce18">
            <text:p>273,186</text:p>
          </table:table-cell>
          <table:table-cell office:value-type="float" office:value="27213" table:style-name="ce18">
            <text:p>27,213</text:p>
          </table:table-cell>
          <table:table-cell office:value-type="float" office:value="14067" table:style-name="ce18">
            <text:p>14,067</text:p>
          </table:table-cell>
          <table:table-cell office:value-type="float" office:value="13146" table:style-name="ce18">
            <text:p>13,146</text:p>
          </table:table-cell>
          <table:table-cell office:value-type="float" office:value="4.83" table:style-name="ce19">
            <text:p>4.83</text:p>
          </table:table-cell>
          <table:table-cell office:value-type="float" office:value="35769" table:style-name="ce18">
            <text:p>35,769</text:p>
          </table:table-cell>
          <table:table-cell office:value-type="float" office:value="18532" table:style-name="ce18">
            <text:p>18,532</text:p>
          </table:table-cell>
          <table:table-cell office:value-type="float" office:value="17237" table:style-name="ce18">
            <text:p>17,237</text:p>
          </table:table-cell>
          <table:table-cell office:value-type="float" office:value="6.34" table:style-name="ce19">
            <text:p>6.34</text:p>
          </table:table-cell>
          <table:table-cell office:value-type="float" office:value="61324" table:style-name="ce18">
            <text:p>61,324</text:p>
          </table:table-cell>
          <table:table-cell office:value-type="float" office:value="32029" table:style-name="ce18">
            <text:p>32,029</text:p>
          </table:table-cell>
          <table:table-cell office:value-type="float" office:value="29295" table:style-name="ce18">
            <text:p>29,295</text:p>
          </table:table-cell>
          <table:table-cell office:value-type="float" office:value="10.87" table:style-name="ce19">
            <text:p>10.87</text:p>
          </table:table-cell>
          <table:table-cell office:value-type="float" office:value="66854" table:style-name="ce18">
            <text:p>66,854</text:p>
          </table:table-cell>
          <table:table-cell office:value-type="float" office:value="35009" table:style-name="ce18">
            <text:p>35,009</text:p>
          </table:table-cell>
          <table:table-cell office:value-type="float" office:value="31845" table:style-name="ce18">
            <text:p>31,845</text:p>
          </table:table-cell>
          <table:table-cell office:value-type="float" office:value="11.86" table:style-name="ce19">
            <text:p>11.86</text:p>
          </table:table-cell>
          <table:table-cell office:value-type="float" office:value="38071" table:style-name="ce18">
            <text:p>38,071</text:p>
          </table:table-cell>
          <table:table-cell office:value-type="float" office:value="20155" table:style-name="ce18">
            <text:p>20,155</text:p>
          </table:table-cell>
          <table:table-cell office:value-type="float" office:value="17916" table:style-name="ce18">
            <text:p>17,916</text:p>
          </table:table-cell>
          <table:table-cell office:value-type="float" office:value="6.75" table:style-name="ce19">
            <text:p>6.75</text:p>
          </table:table-cell>
          <table:table-cell office:value-type="float" office:value="448846" table:style-name="ce18">
            <text:p>448,846</text:p>
          </table:table-cell>
          <table:table-cell office:value-type="float" office:value="230425" table:style-name="ce18">
            <text:p>230,425</text:p>
          </table:table-cell>
          <table:table-cell office:value-type="float" office:value="218421" table:style-name="ce18">
            <text:p>218,421</text:p>
          </table:table-cell>
          <table:table-cell office:value-type="float" office:value="79.599999999999994" table:style-name="ce19">
            <text:p>79.60</text:p>
          </table:table-cell>
          <table:table-cell office:value-type="float" office:value="80544" table:style-name="ce18">
            <text:p>80,544</text:p>
          </table:table-cell>
          <table:table-cell office:value-type="float" office:value="38359" table:style-name="ce18">
            <text:p>38,359</text:p>
          </table:table-cell>
          <table:table-cell office:value-type="float" office:value="42185" table:style-name="ce18">
            <text:p>42,185</text:p>
          </table:table-cell>
          <table:table-cell office:value-type="float" office:value="14.28" table:style-name="ce17">
            <text:p>14.28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9072" table:style-name="ce18">
            <text:p>1,289,072</text:p>
          </table:table-cell>
          <table:table-cell office:value-type="float" office:value="658561" table:style-name="ce18">
            <text:p>658,561</text:p>
          </table:table-cell>
          <table:table-cell office:value-type="float" office:value="630511" table:style-name="ce18">
            <text:p>630,511</text:p>
          </table:table-cell>
          <table:table-cell office:value-type="float" office:value="57386" table:style-name="ce18">
            <text:p>57,386</text:p>
          </table:table-cell>
          <table:table-cell office:value-type="float" office:value="29775" table:style-name="ce18">
            <text:p>29,775</text:p>
          </table:table-cell>
          <table:table-cell office:value-type="float" office:value="27611" table:style-name="ce18">
            <text:p>27,611</text:p>
          </table:table-cell>
          <table:table-cell office:value-type="float" office:value="4.45" table:style-name="ce19">
            <text:p>4.45</text:p>
          </table:table-cell>
          <table:table-cell office:value-type="float" office:value="76851" table:style-name="ce18">
            <text:p>76,851</text:p>
          </table:table-cell>
          <table:table-cell office:value-type="float" office:value="39992" table:style-name="ce18">
            <text:p>39,992</text:p>
          </table:table-cell>
          <table:table-cell office:value-type="float" office:value="36859" table:style-name="ce18">
            <text:p>36,859</text:p>
          </table:table-cell>
          <table:table-cell office:value-type="float" office:value="5.96" table:style-name="ce19">
            <text:p>5.96</text:p>
          </table:table-cell>
          <table:table-cell office:value-type="float" office:value="135801" table:style-name="ce18">
            <text:p>135,801</text:p>
          </table:table-cell>
          <table:table-cell office:value-type="float" office:value="70967" table:style-name="ce18">
            <text:p>70,967</text:p>
          </table:table-cell>
          <table:table-cell office:value-type="float" office:value="64834" table:style-name="ce18">
            <text:p>64,834</text:p>
          </table:table-cell>
          <table:table-cell office:value-type="float" office:value="10.53" table:style-name="ce19">
            <text:p>10.53</text:p>
          </table:table-cell>
          <table:table-cell office:value-type="float" office:value="149338" table:style-name="ce18">
            <text:p>149,338</text:p>
          </table:table-cell>
          <table:table-cell office:value-type="float" office:value="78141" table:style-name="ce18">
            <text:p>78,141</text:p>
          </table:table-cell>
          <table:table-cell office:value-type="float" office:value="71197" table:style-name="ce18">
            <text:p>71,197</text:p>
          </table:table-cell>
          <table:table-cell office:value-type="float" office:value="11.58" table:style-name="ce19">
            <text:p>11.58</text:p>
          </table:table-cell>
          <table:table-cell office:value-type="float" office:value="92564" table:style-name="ce18">
            <text:p>92,564</text:p>
          </table:table-cell>
          <table:table-cell office:value-type="float" office:value="48638" table:style-name="ce18">
            <text:p>48,638</text:p>
          </table:table-cell>
          <table:table-cell office:value-type="float" office:value="43926" table:style-name="ce18">
            <text:p>43,926</text:p>
          </table:table-cell>
          <table:table-cell office:value-type="float" office:value="7.18" table:style-name="ce19">
            <text:p>7.18</text:p>
          </table:table-cell>
          <table:table-cell office:value-type="float" office:value="1023730" table:style-name="ce18">
            <text:p>1,023,730</text:p>
          </table:table-cell>
          <table:table-cell office:value-type="float" office:value="519585" table:style-name="ce18">
            <text:p>519,585</text:p>
          </table:table-cell>
          <table:table-cell office:value-type="float" office:value="504145" table:style-name="ce18">
            <text:p>504,145</text:p>
          </table:table-cell>
          <table:table-cell office:value-type="float" office:value="79.42" table:style-name="ce19">
            <text:p>79.42</text:p>
          </table:table-cell>
          <table:table-cell office:value-type="float" office:value="175785" table:style-name="ce18">
            <text:p>175,785</text:p>
          </table:table-cell>
          <table:table-cell office:value-type="float" office:value="80741" table:style-name="ce18">
            <text:p>80,741</text:p>
          </table:table-cell>
          <table:table-cell office:value-type="float" office:value="95044" table:style-name="ce18">
            <text:p>95,044</text:p>
          </table:table-cell>
          <table:table-cell office:value-type="float" office:value="13.64" table:style-name="ce17">
            <text:p>13.6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9490" table:style-name="ce18">
            <text:p>509,490</text:p>
          </table:table-cell>
          <table:table-cell office:value-type="float" office:value="261379" table:style-name="ce18">
            <text:p>261,379</text:p>
          </table:table-cell>
          <table:table-cell office:value-type="float" office:value="248111" table:style-name="ce18">
            <text:p>248,111</text:p>
          </table:table-cell>
          <table:table-cell office:value-type="float" office:value="17400" table:style-name="ce18">
            <text:p>17,400</text:p>
          </table:table-cell>
          <table:table-cell office:value-type="float" office:value="9016" table:style-name="ce18">
            <text:p>9,016</text:p>
          </table:table-cell>
          <table:table-cell office:value-type="float" office:value="8384" table:style-name="ce18">
            <text:p>8,384</text:p>
          </table:table-cell>
          <table:table-cell office:value-type="float" office:value="3.42" table:style-name="ce19">
            <text:p>3.42</text:p>
          </table:table-cell>
          <table:table-cell office:value-type="float" office:value="24037" table:style-name="ce18">
            <text:p>24,037</text:p>
          </table:table-cell>
          <table:table-cell office:value-type="float" office:value="12475" table:style-name="ce18">
            <text:p>12,475</text:p>
          </table:table-cell>
          <table:table-cell office:value-type="float" office:value="11562" table:style-name="ce18">
            <text:p>11,562</text:p>
          </table:table-cell>
          <table:table-cell office:value-type="float" office:value="4.72" table:style-name="ce19">
            <text:p>4.72</text:p>
          </table:table-cell>
          <table:table-cell office:value-type="float" office:value="44980" table:style-name="ce18">
            <text:p>44,980</text:p>
          </table:table-cell>
          <table:table-cell office:value-type="float" office:value="23309" table:style-name="ce18">
            <text:p>23,309</text:p>
          </table:table-cell>
          <table:table-cell office:value-type="float" office:value="21671" table:style-name="ce18">
            <text:p>21,671</text:p>
          </table:table-cell>
          <table:table-cell office:value-type="float" office:value="8.83" table:style-name="ce19">
            <text:p>8.83</text:p>
          </table:table-cell>
          <table:table-cell office:value-type="float" office:value="49768" table:style-name="ce18">
            <text:p>49,768</text:p>
          </table:table-cell>
          <table:table-cell office:value-type="float" office:value="25804" table:style-name="ce18">
            <text:p>25,804</text:p>
          </table:table-cell>
          <table:table-cell office:value-type="float" office:value="23964" table:style-name="ce18">
            <text:p>23,964</text:p>
          </table:table-cell>
          <table:table-cell office:value-type="float" office:value="9.77" table:style-name="ce19">
            <text:p>9.77</text:p>
          </table:table-cell>
          <table:table-cell office:value-type="float" office:value="34646" table:style-name="ce18">
            <text:p>34,646</text:p>
          </table:table-cell>
          <table:table-cell office:value-type="float" office:value="18092" table:style-name="ce18">
            <text:p>18,092</text:p>
          </table:table-cell>
          <table:table-cell office:value-type="float" office:value="16554" table:style-name="ce18">
            <text:p>16,554</text:p>
          </table:table-cell>
          <table:table-cell office:value-type="float" office:value="6.8" table:style-name="ce19">
            <text:p>6.80</text:p>
          </table:table-cell>
          <table:table-cell office:value-type="float" office:value="415369" table:style-name="ce18">
            <text:p>415,369</text:p>
          </table:table-cell>
          <table:table-cell office:value-type="float" office:value="212580" table:style-name="ce18">
            <text:p>212,580</text:p>
          </table:table-cell>
          <table:table-cell office:value-type="float" office:value="202789" table:style-name="ce18">
            <text:p>202,789</text:p>
          </table:table-cell>
          <table:table-cell office:value-type="float" office:value="81.53" table:style-name="ce19">
            <text:p>81.53</text:p>
          </table:table-cell>
          <table:table-cell office:value-type="float" office:value="77509" table:style-name="ce18">
            <text:p>77,509</text:p>
          </table:table-cell>
          <table:table-cell office:value-type="float" office:value="36281" table:style-name="ce18">
            <text:p>36,281</text:p>
          </table:table-cell>
          <table:table-cell office:value-type="float" office:value="41228" table:style-name="ce18">
            <text:p>41,228</text:p>
          </table:table-cell>
          <table:table-cell office:value-type="float" office:value="15.21" table:style-name="ce17">
            <text:p>15.2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9633" table:style-name="ce18">
            <text:p>699,633</text:p>
          </table:table-cell>
          <table:table-cell office:value-type="float" office:value="363832" table:style-name="ce18">
            <text:p>363,832</text:p>
          </table:table-cell>
          <table:table-cell office:value-type="float" office:value="335801" table:style-name="ce18">
            <text:p>335,801</text:p>
          </table:table-cell>
          <table:table-cell office:value-type="float" office:value="25425" table:style-name="ce18">
            <text:p>25,425</text:p>
          </table:table-cell>
          <table:table-cell office:value-type="float" office:value="13190" table:style-name="ce18">
            <text:p>13,190</text:p>
          </table:table-cell>
          <table:table-cell office:value-type="float" office:value="12235" table:style-name="ce18">
            <text:p>12,235</text:p>
          </table:table-cell>
          <table:table-cell office:value-type="float" office:value="3.63" table:style-name="ce19">
            <text:p>3.63</text:p>
          </table:table-cell>
          <table:table-cell office:value-type="float" office:value="35021" table:style-name="ce18">
            <text:p>35,021</text:p>
          </table:table-cell>
          <table:table-cell office:value-type="float" office:value="18234" table:style-name="ce18">
            <text:p>18,234</text:p>
          </table:table-cell>
          <table:table-cell office:value-type="float" office:value="16787" table:style-name="ce18">
            <text:p>16,787</text:p>
          </table:table-cell>
          <table:table-cell office:value-type="float" office:value="5.01" table:style-name="ce19">
            <text:p>5.01</text:p>
          </table:table-cell>
          <table:table-cell office:value-type="float" office:value="65121" table:style-name="ce18">
            <text:p>65,121</text:p>
          </table:table-cell>
          <table:table-cell office:value-type="float" office:value="34162" table:style-name="ce18">
            <text:p>34,162</text:p>
          </table:table-cell>
          <table:table-cell office:value-type="float" office:value="30959" table:style-name="ce18">
            <text:p>30,959</text:p>
          </table:table-cell>
          <table:table-cell office:value-type="float" office:value="9.31" table:style-name="ce19">
            <text:p>9.31</text:p>
          </table:table-cell>
          <table:table-cell office:value-type="float" office:value="72306" table:style-name="ce18">
            <text:p>72,306</text:p>
          </table:table-cell>
          <table:table-cell office:value-type="float" office:value="37985" table:style-name="ce18">
            <text:p>37,985</text:p>
          </table:table-cell>
          <table:table-cell office:value-type="float" office:value="34321" table:style-name="ce18">
            <text:p>34,321</text:p>
          </table:table-cell>
          <table:table-cell office:value-type="float" office:value="10.33" table:style-name="ce19">
            <text:p>10.33</text:p>
          </table:table-cell>
          <table:table-cell office:value-type="float" office:value="48750" table:style-name="ce18">
            <text:p>48,750</text:p>
          </table:table-cell>
          <table:table-cell office:value-type="float" office:value="25636" table:style-name="ce18">
            <text:p>25,636</text:p>
          </table:table-cell>
          <table:table-cell office:value-type="float" office:value="23114" table:style-name="ce18">
            <text:p>23,114</text:p>
          </table:table-cell>
          <table:table-cell office:value-type="float" office:value="6.97" table:style-name="ce19">
            <text:p>6.97</text:p>
          </table:table-cell>
          <table:table-cell office:value-type="float" office:value="566711" table:style-name="ce18">
            <text:p>566,711</text:p>
          </table:table-cell>
          <table:table-cell office:value-type="float" office:value="293950" table:style-name="ce18">
            <text:p>293,950</text:p>
          </table:table-cell>
          <table:table-cell office:value-type="float" office:value="272761" table:style-name="ce18">
            <text:p>272,761</text:p>
          </table:table-cell>
          <table:table-cell office:value-type="float" office:value="81" table:style-name="ce19">
            <text:p>81.00</text:p>
          </table:table-cell>
          <table:table-cell office:value-type="float" office:value="115214" table:style-name="ce18">
            <text:p>115,214</text:p>
          </table:table-cell>
          <table:table-cell office:value-type="float" office:value="52128" table:style-name="ce18">
            <text:p>52,128</text:p>
          </table:table-cell>
          <table:table-cell office:value-type="float" office:value="63086" table:style-name="ce18">
            <text:p>63,086</text:p>
          </table:table-cell>
          <table:table-cell office:value-type="float" office:value="16.47" table:style-name="ce17">
            <text:p>16.4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9839" table:style-name="ce18">
            <text:p>519,839</text:p>
          </table:table-cell>
          <table:table-cell office:value-type="float" office:value="270681" table:style-name="ce18">
            <text:p>270,681</text:p>
          </table:table-cell>
          <table:table-cell office:value-type="float" office:value="249158" table:style-name="ce18">
            <text:p>249,158</text:p>
          </table:table-cell>
          <table:table-cell office:value-type="float" office:value="15570" table:style-name="ce18">
            <text:p>15,570</text:p>
          </table:table-cell>
          <table:table-cell office:value-type="float" office:value="8137" table:style-name="ce18">
            <text:p>8,137</text:p>
          </table:table-cell>
          <table:table-cell office:value-type="float" office:value="7433" table:style-name="ce18">
            <text:p>7,433</text:p>
          </table:table-cell>
          <table:table-cell office:value-type="float" office:value="3" table:style-name="ce19">
            <text:p>3.00</text:p>
          </table:table-cell>
          <table:table-cell office:value-type="float" office:value="21418" table:style-name="ce18">
            <text:p>21,418</text:p>
          </table:table-cell>
          <table:table-cell office:value-type="float" office:value="11225" table:style-name="ce18">
            <text:p>11,225</text:p>
          </table:table-cell>
          <table:table-cell office:value-type="float" office:value="10193" table:style-name="ce18">
            <text:p>10,193</text:p>
          </table:table-cell>
          <table:table-cell office:value-type="float" office:value="4.12" table:style-name="ce19">
            <text:p>4.12</text:p>
          </table:table-cell>
          <table:table-cell office:value-type="float" office:value="40477" table:style-name="ce18">
            <text:p>40,477</text:p>
          </table:table-cell>
          <table:table-cell office:value-type="float" office:value="21183" table:style-name="ce18">
            <text:p>21,183</text:p>
          </table:table-cell>
          <table:table-cell office:value-type="float" office:value="19294" table:style-name="ce18">
            <text:p>19,294</text:p>
          </table:table-cell>
          <table:table-cell office:value-type="float" office:value="7.79" table:style-name="ce19">
            <text:p>7.79</text:p>
          </table:table-cell>
          <table:table-cell office:value-type="float" office:value="45099" table:style-name="ce18">
            <text:p>45,099</text:p>
          </table:table-cell>
          <table:table-cell office:value-type="float" office:value="23590" table:style-name="ce18">
            <text:p>23,590</text:p>
          </table:table-cell>
          <table:table-cell office:value-type="float" office:value="21509" table:style-name="ce18">
            <text:p>21,509</text:p>
          </table:table-cell>
          <table:table-cell office:value-type="float" office:value="8.68" table:style-name="ce19">
            <text:p>8.68</text:p>
          </table:table-cell>
          <table:table-cell office:value-type="float" office:value="33840" table:style-name="ce18">
            <text:p>33,840</text:p>
          </table:table-cell>
          <table:table-cell office:value-type="float" office:value="17778" table:style-name="ce18">
            <text:p>17,778</text:p>
          </table:table-cell>
          <table:table-cell office:value-type="float" office:value="16062" table:style-name="ce18">
            <text:p>16,062</text:p>
          </table:table-cell>
          <table:table-cell office:value-type="float" office:value="6.51" table:style-name="ce19">
            <text:p>6.51</text:p>
          </table:table-cell>
          <table:table-cell office:value-type="float" office:value="431269" table:style-name="ce18">
            <text:p>431,269</text:p>
          </table:table-cell>
          <table:table-cell office:value-type="float" office:value="224267" table:style-name="ce18">
            <text:p>224,267</text:p>
          </table:table-cell>
          <table:table-cell office:value-type="float" office:value="207002" table:style-name="ce18">
            <text:p>207,002</text:p>
          </table:table-cell>
          <table:table-cell office:value-type="float" office:value="82.96" table:style-name="ce19">
            <text:p>82.96</text:p>
          </table:table-cell>
          <table:table-cell office:value-type="float" office:value="89843" table:style-name="ce18">
            <text:p>89,843</text:p>
          </table:table-cell>
          <table:table-cell office:value-type="float" office:value="40753" table:style-name="ce18">
            <text:p>40,753</text:p>
          </table:table-cell>
          <table:table-cell office:value-type="float" office:value="49090" table:style-name="ce18">
            <text:p>49,090</text:p>
          </table:table-cell>
          <table:table-cell office:value-type="float" office:value="17.28" table:style-name="ce17">
            <text:p>17.28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41253" table:style-name="ce18">
            <text:p>841,253</text:p>
          </table:table-cell>
          <table:table-cell office:value-type="float" office:value="430925" table:style-name="ce18">
            <text:p>430,925</text:p>
          </table:table-cell>
          <table:table-cell office:value-type="float" office:value="410328" table:style-name="ce18">
            <text:p>410,328</text:p>
          </table:table-cell>
          <table:table-cell office:value-type="float" office:value="27533" table:style-name="ce18">
            <text:p>27,533</text:p>
          </table:table-cell>
          <table:table-cell office:value-type="float" office:value="14366" table:style-name="ce18">
            <text:p>14,366</text:p>
          </table:table-cell>
          <table:table-cell office:value-type="float" office:value="13167" table:style-name="ce18">
            <text:p>13,167</text:p>
          </table:table-cell>
          <table:table-cell office:value-type="float" office:value="3.27" table:style-name="ce19">
            <text:p>3.27</text:p>
          </table:table-cell>
          <table:table-cell office:value-type="float" office:value="38070" table:style-name="ce18">
            <text:p>38,070</text:p>
          </table:table-cell>
          <table:table-cell office:value-type="float" office:value="19883" table:style-name="ce18">
            <text:p>19,883</text:p>
          </table:table-cell>
          <table:table-cell office:value-type="float" office:value="18187" table:style-name="ce18">
            <text:p>18,187</text:p>
          </table:table-cell>
          <table:table-cell office:value-type="float" office:value="4.53" table:style-name="ce19">
            <text:p>4.53</text:p>
          </table:table-cell>
          <table:table-cell office:value-type="float" office:value="71654" table:style-name="ce18">
            <text:p>71,654</text:p>
          </table:table-cell>
          <table:table-cell office:value-type="float" office:value="37528" table:style-name="ce18">
            <text:p>37,528</text:p>
          </table:table-cell>
          <table:table-cell office:value-type="float" office:value="34126" table:style-name="ce18">
            <text:p>34,126</text:p>
          </table:table-cell>
          <table:table-cell office:value-type="float" office:value="8.52" table:style-name="ce19">
            <text:p>8.52</text:p>
          </table:table-cell>
          <table:table-cell office:value-type="float" office:value="79522" table:style-name="ce18">
            <text:p>79,522</text:p>
          </table:table-cell>
          <table:table-cell office:value-type="float" office:value="41591" table:style-name="ce18">
            <text:p>41,591</text:p>
          </table:table-cell>
          <table:table-cell office:value-type="float" office:value="37931" table:style-name="ce18">
            <text:p>37,931</text:p>
          </table:table-cell>
          <table:table-cell office:value-type="float" office:value="9.4499999999999993" table:style-name="ce19">
            <text:p>9.45</text:p>
          </table:table-cell>
          <table:table-cell office:value-type="float" office:value="55459" table:style-name="ce18">
            <text:p>55,459</text:p>
          </table:table-cell>
          <table:table-cell office:value-type="float" office:value="28848" table:style-name="ce18">
            <text:p>28,848</text:p>
          </table:table-cell>
          <table:table-cell office:value-type="float" office:value="26611" table:style-name="ce18">
            <text:p>26,611</text:p>
          </table:table-cell>
          <table:table-cell office:value-type="float" office:value="6.59" table:style-name="ce19">
            <text:p>6.59</text:p>
          </table:table-cell>
          <table:table-cell office:value-type="float" office:value="689836" table:style-name="ce18">
            <text:p>689,836</text:p>
          </table:table-cell>
          <table:table-cell office:value-type="float" office:value="351756" table:style-name="ce18">
            <text:p>351,756</text:p>
          </table:table-cell>
          <table:table-cell office:value-type="float" office:value="338080" table:style-name="ce18">
            <text:p>338,080</text:p>
          </table:table-cell>
          <table:table-cell office:value-type="float" office:value="82" table:style-name="ce19">
            <text:p>82.00</text:p>
          </table:table-cell>
          <table:table-cell office:value-type="float" office:value="121896" table:style-name="ce18">
            <text:p>121,896</text:p>
          </table:table-cell>
          <table:table-cell office:value-type="float" office:value="57566" table:style-name="ce18">
            <text:p>57,566</text:p>
          </table:table-cell>
          <table:table-cell office:value-type="float" office:value="64330" table:style-name="ce18">
            <text:p>64,330</text:p>
          </table:table-cell>
          <table:table-cell office:value-type="float" office:value="14.49" table:style-name="ce17">
            <text:p>14.4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22452" table:style-name="ce18">
            <text:p>222,452</text:p>
          </table:table-cell>
          <table:table-cell office:value-type="float" office:value="115174" table:style-name="ce18">
            <text:p>115,174</text:p>
          </table:table-cell>
          <table:table-cell office:value-type="float" office:value="107278" table:style-name="ce18">
            <text:p>107,278</text:p>
          </table:table-cell>
          <table:table-cell office:value-type="float" office:value="8402" table:style-name="ce18">
            <text:p>8,402</text:p>
          </table:table-cell>
          <table:table-cell office:value-type="float" office:value="4339" table:style-name="ce18">
            <text:p>4,339</text:p>
          </table:table-cell>
          <table:table-cell office:value-type="float" office:value="4063" table:style-name="ce18">
            <text:p>4,063</text:p>
          </table:table-cell>
          <table:table-cell office:value-type="float" office:value="3.78" table:style-name="ce19">
            <text:p>3.78</text:p>
          </table:table-cell>
          <table:table-cell office:value-type="float" office:value="11591" table:style-name="ce18">
            <text:p>11,591</text:p>
          </table:table-cell>
          <table:table-cell office:value-type="float" office:value="5984" table:style-name="ce18">
            <text:p>5,984</text:p>
          </table:table-cell>
          <table:table-cell office:value-type="float" office:value="5607" table:style-name="ce18">
            <text:p>5,607</text:p>
          </table:table-cell>
          <table:table-cell office:value-type="float" office:value="5.21" table:style-name="ce19">
            <text:p>5.21</text:p>
          </table:table-cell>
          <table:table-cell office:value-type="float" office:value="21215" table:style-name="ce18">
            <text:p>21,215</text:p>
          </table:table-cell>
          <table:table-cell office:value-type="float" office:value="11086" table:style-name="ce18">
            <text:p>11,086</text:p>
          </table:table-cell>
          <table:table-cell office:value-type="float" office:value="10129" table:style-name="ce18">
            <text:p>10,129</text:p>
          </table:table-cell>
          <table:table-cell office:value-type="float" office:value="9.5399999999999991" table:style-name="ce19">
            <text:p>9.54</text:p>
          </table:table-cell>
          <table:table-cell office:value-type="float" office:value="23380" table:style-name="ce18">
            <text:p>23,380</text:p>
          </table:table-cell>
          <table:table-cell office:value-type="float" office:value="12235" table:style-name="ce18">
            <text:p>12,235</text:p>
          </table:table-cell>
          <table:table-cell office:value-type="float" office:value="11145" table:style-name="ce18">
            <text:p>11,145</text:p>
          </table:table-cell>
          <table:table-cell office:value-type="float" office:value="10.51" table:style-name="ce19">
            <text:p>10.51</text:p>
          </table:table-cell>
          <table:table-cell office:value-type="float" office:value="15193" table:style-name="ce18">
            <text:p>15,193</text:p>
          </table:table-cell>
          <table:table-cell office:value-type="float" office:value="7906" table:style-name="ce18">
            <text:p>7,906</text:p>
          </table:table-cell>
          <table:table-cell office:value-type="float" office:value="7287" table:style-name="ce18">
            <text:p>7,287</text:p>
          </table:table-cell>
          <table:table-cell office:value-type="float" office:value="6.83" table:style-name="ce19">
            <text:p>6.83</text:p>
          </table:table-cell>
          <table:table-cell office:value-type="float" office:value="179768" table:style-name="ce18">
            <text:p>179,768</text:p>
          </table:table-cell>
          <table:table-cell office:value-type="float" office:value="92974" table:style-name="ce18">
            <text:p>92,974</text:p>
          </table:table-cell>
          <table:table-cell office:value-type="float" office:value="86794" table:style-name="ce18">
            <text:p>86,794</text:p>
          </table:table-cell>
          <table:table-cell office:value-type="float" office:value="80.81" table:style-name="ce19">
            <text:p>80.81</text:p>
          </table:table-cell>
          <table:table-cell office:value-type="float" office:value="32084" table:style-name="ce18">
            <text:p>32,084</text:p>
          </table:table-cell>
          <table:table-cell office:value-type="float" office:value="14897" table:style-name="ce18">
            <text:p>14,897</text:p>
          </table:table-cell>
          <table:table-cell office:value-type="float" office:value="17187" table:style-name="ce18">
            <text:p>17,187</text:p>
          </table:table-cell>
          <table:table-cell office:value-type="float" office:value="14.42" table:style-name="ce17">
            <text:p>14.42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31945" table:style-name="ce18">
            <text:p>331,945</text:p>
          </table:table-cell>
          <table:table-cell office:value-type="float" office:value="169335" table:style-name="ce18">
            <text:p>169,335</text:p>
          </table:table-cell>
          <table:table-cell office:value-type="float" office:value="162610" table:style-name="ce18">
            <text:p>162,610</text:p>
          </table:table-cell>
          <table:table-cell office:value-type="float" office:value="13219" table:style-name="ce18">
            <text:p>13,219</text:p>
          </table:table-cell>
          <table:table-cell office:value-type="float" office:value="6941" table:style-name="ce18">
            <text:p>6,941</text:p>
          </table:table-cell>
          <table:table-cell office:value-type="float" office:value="6278" table:style-name="ce18">
            <text:p>6,278</text:p>
          </table:table-cell>
          <table:table-cell office:value-type="float" office:value="3.98" table:style-name="ce19">
            <text:p>3.98</text:p>
          </table:table-cell>
          <table:table-cell office:value-type="float" office:value="18076" table:style-name="ce18">
            <text:p>18,076</text:p>
          </table:table-cell>
          <table:table-cell office:value-type="float" office:value="9494" table:style-name="ce18">
            <text:p>9,494</text:p>
          </table:table-cell>
          <table:table-cell office:value-type="float" office:value="8582" table:style-name="ce18">
            <text:p>8,582</text:p>
          </table:table-cell>
          <table:table-cell office:value-type="float" office:value="5.45" table:style-name="ce19">
            <text:p>5.45</text:p>
          </table:table-cell>
          <table:table-cell office:value-type="float" office:value="31965" table:style-name="ce18">
            <text:p>31,965</text:p>
          </table:table-cell>
          <table:table-cell office:value-type="float" office:value="16757" table:style-name="ce18">
            <text:p>16,757</text:p>
          </table:table-cell>
          <table:table-cell office:value-type="float" office:value="15208" table:style-name="ce18">
            <text:p>15,208</text:p>
          </table:table-cell>
          <table:table-cell office:value-type="float" office:value="9.6300000000000008" table:style-name="ce19">
            <text:p>9.63</text:p>
          </table:table-cell>
          <table:table-cell office:value-type="float" office:value="35123" table:style-name="ce18">
            <text:p>35,123</text:p>
          </table:table-cell>
          <table:table-cell office:value-type="float" office:value="18425" table:style-name="ce18">
            <text:p>18,425</text:p>
          </table:table-cell>
          <table:table-cell office:value-type="float" office:value="16698" table:style-name="ce18">
            <text:p>16,698</text:p>
          </table:table-cell>
          <table:table-cell office:value-type="float" office:value="10.58" table:style-name="ce19">
            <text:p>10.58</text:p>
          </table:table-cell>
          <table:table-cell office:value-type="float" office:value="22235" table:style-name="ce18">
            <text:p>22,235</text:p>
          </table:table-cell>
          <table:table-cell office:value-type="float" office:value="11688" table:style-name="ce18">
            <text:p>11,688</text:p>
          </table:table-cell>
          <table:table-cell office:value-type="float" office:value="10547" table:style-name="ce18">
            <text:p>10,547</text:p>
          </table:table-cell>
          <table:table-cell office:value-type="float" office:value="6.7" table:style-name="ce19">
            <text:p>6.70</text:p>
          </table:table-cell>
          <table:table-cell office:value-type="float" office:value="268270" table:style-name="ce18">
            <text:p>268,270</text:p>
          </table:table-cell>
          <table:table-cell office:value-type="float" office:value="135981" table:style-name="ce18">
            <text:p>135,981</text:p>
          </table:table-cell>
          <table:table-cell office:value-type="float" office:value="132289" table:style-name="ce18">
            <text:p>132,289</text:p>
          </table:table-cell>
          <table:table-cell office:value-type="float" office:value="80.819999999999993" table:style-name="ce19">
            <text:p>80.82</text:p>
          </table:table-cell>
          <table:table-cell office:value-type="float" office:value="46701" table:style-name="ce18">
            <text:p>46,701</text:p>
          </table:table-cell>
          <table:table-cell office:value-type="float" office:value="21852" table:style-name="ce18">
            <text:p>21,852</text:p>
          </table:table-cell>
          <table:table-cell office:value-type="float" office:value="24849" table:style-name="ce18">
            <text:p>24,849</text:p>
          </table:table-cell>
          <table:table-cell office:value-type="float" office:value="14.07" table:style-name="ce17">
            <text:p>14.0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2304" table:style-name="ce18">
            <text:p>102,304</text:p>
          </table:table-cell>
          <table:table-cell office:value-type="float" office:value="52769" table:style-name="ce18">
            <text:p>52,769</text:p>
          </table:table-cell>
          <table:table-cell office:value-type="float" office:value="49535" table:style-name="ce18">
            <text:p>49,535</text:p>
          </table:table-cell>
          <table:table-cell office:value-type="float" office:value="4260" table:style-name="ce18">
            <text:p>4,260</text:p>
          </table:table-cell>
          <table:table-cell office:value-type="float" office:value="2241" table:style-name="ce18">
            <text:p>2,241</text:p>
          </table:table-cell>
          <table:table-cell office:value-type="float" office:value="2019" table:style-name="ce18">
            <text:p>2,019</text:p>
          </table:table-cell>
          <table:table-cell office:value-type="float" office:value="4.16" table:style-name="ce19">
            <text:p>4.16</text:p>
          </table:table-cell>
          <table:table-cell office:value-type="float" office:value="5465" table:style-name="ce18">
            <text:p>5,465</text:p>
          </table:table-cell>
          <table:table-cell office:value-type="float" office:value="2845" table:style-name="ce18">
            <text:p>2,845</text:p>
          </table:table-cell>
          <table:table-cell office:value-type="float" office:value="2620" table:style-name="ce18">
            <text:p>2,620</text:p>
          </table:table-cell>
          <table:table-cell office:value-type="float" office:value="5.34" table:style-name="ce19">
            <text:p>5.34</text:p>
          </table:table-cell>
          <table:table-cell office:value-type="float" office:value="8991" table:style-name="ce18">
            <text:p>8,991</text:p>
          </table:table-cell>
          <table:table-cell office:value-type="float" office:value="4678" table:style-name="ce18">
            <text:p>4,678</text:p>
          </table:table-cell>
          <table:table-cell office:value-type="float" office:value="4313" table:style-name="ce18">
            <text:p>4,313</text:p>
          </table:table-cell>
          <table:table-cell office:value-type="float" office:value="8.7899999999999991" table:style-name="ce19">
            <text:p>8.79</text:p>
          </table:table-cell>
          <table:table-cell office:value-type="float" office:value="9854" table:style-name="ce18">
            <text:p>9,854</text:p>
          </table:table-cell>
          <table:table-cell office:value-type="float" office:value="5158" table:style-name="ce18">
            <text:p>5,158</text:p>
          </table:table-cell>
          <table:table-cell office:value-type="float" office:value="4696" table:style-name="ce18">
            <text:p>4,696</text:p>
          </table:table-cell>
          <table:table-cell office:value-type="float" office:value="9.6300000000000008" table:style-name="ce19">
            <text:p>9.63</text:p>
          </table:table-cell>
          <table:table-cell office:value-type="float" office:value="5907" table:style-name="ce18">
            <text:p>5,907</text:p>
          </table:table-cell>
          <table:table-cell office:value-type="float" office:value="3130" table:style-name="ce18">
            <text:p>3,130</text:p>
          </table:table-cell>
          <table:table-cell office:value-type="float" office:value="2777" table:style-name="ce18">
            <text:p>2,777</text:p>
          </table:table-cell>
          <table:table-cell office:value-type="float" office:value="5.77" table:style-name="ce19">
            <text:p>5.77</text:p>
          </table:table-cell>
          <table:table-cell office:value-type="float" office:value="84200" table:style-name="ce18">
            <text:p>84,200</text:p>
          </table:table-cell>
          <table:table-cell office:value-type="float" office:value="43266" table:style-name="ce18">
            <text:p>43,266</text:p>
          </table:table-cell>
          <table:table-cell office:value-type="float" office:value="40934" table:style-name="ce18">
            <text:p>40,934</text:p>
          </table:table-cell>
          <table:table-cell office:value-type="float" office:value="82.3" table:style-name="ce19">
            <text:p>82.30</text:p>
          </table:table-cell>
          <table:table-cell office:value-type="float" office:value="15108" table:style-name="ce18">
            <text:p>15,108</text:p>
          </table:table-cell>
          <table:table-cell office:value-type="float" office:value="6987" table:style-name="ce18">
            <text:p>6,987</text:p>
          </table:table-cell>
          <table:table-cell office:value-type="float" office:value="8121" table:style-name="ce18">
            <text:p>8,121</text:p>
          </table:table-cell>
          <table:table-cell office:value-type="float" office:value="14.77" table:style-name="ce17">
            <text:p>14.77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2105" table:style-name="ce18">
            <text:p>372,105</text:p>
          </table:table-cell>
          <table:table-cell office:value-type="float" office:value="186942" table:style-name="ce18">
            <text:p>186,942</text:p>
          </table:table-cell>
          <table:table-cell office:value-type="float" office:value="185163" table:style-name="ce18">
            <text:p>185,163</text:p>
          </table:table-cell>
          <table:table-cell office:value-type="float" office:value="11199" table:style-name="ce18">
            <text:p>11,199</text:p>
          </table:table-cell>
          <table:table-cell office:value-type="float" office:value="5832" table:style-name="ce18">
            <text:p>5,832</text:p>
          </table:table-cell>
          <table:table-cell office:value-type="float" office:value="5367" table:style-name="ce18">
            <text:p>5,367</text:p>
          </table:table-cell>
          <table:table-cell office:value-type="float" office:value="3.01" table:style-name="ce19">
            <text:p>3.01</text:p>
          </table:table-cell>
          <table:table-cell office:value-type="float" office:value="15935" table:style-name="ce18">
            <text:p>15,935</text:p>
          </table:table-cell>
          <table:table-cell office:value-type="float" office:value="8259" table:style-name="ce18">
            <text:p>8,259</text:p>
          </table:table-cell>
          <table:table-cell office:value-type="float" office:value="7676" table:style-name="ce18">
            <text:p>7,676</text:p>
          </table:table-cell>
          <table:table-cell office:value-type="float" office:value="4.28" table:style-name="ce19">
            <text:p>4.28</text:p>
          </table:table-cell>
          <table:table-cell office:value-type="float" office:value="30510" table:style-name="ce18">
            <text:p>30,510</text:p>
          </table:table-cell>
          <table:table-cell office:value-type="float" office:value="15867" table:style-name="ce18">
            <text:p>15,867</text:p>
          </table:table-cell>
          <table:table-cell office:value-type="float" office:value="14643" table:style-name="ce18">
            <text:p>14,643</text:p>
          </table:table-cell>
          <table:table-cell office:value-type="float" office:value="8.1999999999999993" table:style-name="ce19">
            <text:p>8.20</text:p>
          </table:table-cell>
          <table:table-cell office:value-type="float" office:value="33802" table:style-name="ce18">
            <text:p>33,802</text:p>
          </table:table-cell>
          <table:table-cell office:value-type="float" office:value="17641" table:style-name="ce18">
            <text:p>17,641</text:p>
          </table:table-cell>
          <table:table-cell office:value-type="float" office:value="16161" table:style-name="ce18">
            <text:p>16,161</text:p>
          </table:table-cell>
          <table:table-cell office:value-type="float" office:value="9.08" table:style-name="ce19">
            <text:p>9.08</text:p>
          </table:table-cell>
          <table:table-cell office:value-type="float" office:value="24411" table:style-name="ce18">
            <text:p>24,411</text:p>
          </table:table-cell>
          <table:table-cell office:value-type="float" office:value="12740" table:style-name="ce18">
            <text:p>12,740</text:p>
          </table:table-cell>
          <table:table-cell office:value-type="float" office:value="11671" table:style-name="ce18">
            <text:p>11,671</text:p>
          </table:table-cell>
          <table:table-cell office:value-type="float" office:value="6.56" table:style-name="ce19">
            <text:p>6.56</text:p>
          </table:table-cell>
          <table:table-cell office:value-type="float" office:value="306771" table:style-name="ce18">
            <text:p>306,771</text:p>
          </table:table-cell>
          <table:table-cell office:value-type="float" office:value="152833" table:style-name="ce18">
            <text:p>152,833</text:p>
          </table:table-cell>
          <table:table-cell office:value-type="float" office:value="153938" table:style-name="ce18">
            <text:p>153,938</text:p>
          </table:table-cell>
          <table:table-cell office:value-type="float" office:value="82.44" table:style-name="ce19">
            <text:p>82.44</text:p>
          </table:table-cell>
          <table:table-cell office:value-type="float" office:value="49134" table:style-name="ce18">
            <text:p>49,134</text:p>
          </table:table-cell>
          <table:table-cell office:value-type="float" office:value="22508" table:style-name="ce18">
            <text:p>22,508</text:p>
          </table:table-cell>
          <table:table-cell office:value-type="float" office:value="26626" table:style-name="ce18">
            <text:p>26,626</text:p>
          </table:table-cell>
          <table:table-cell office:value-type="float" office:value="13.2" table:style-name="ce17">
            <text:p>13.20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4060" table:style-name="ce18">
            <text:p>434,060</text:p>
          </table:table-cell>
          <table:table-cell office:value-type="float" office:value="214795" table:style-name="ce18">
            <text:p>214,795</text:p>
          </table:table-cell>
          <table:table-cell office:value-type="float" office:value="219265" table:style-name="ce18">
            <text:p>219,265</text:p>
          </table:table-cell>
          <table:table-cell office:value-type="float" office:value="26077" table:style-name="ce18">
            <text:p>26,077</text:p>
          </table:table-cell>
          <table:table-cell office:value-type="float" office:value="13564" table:style-name="ce18">
            <text:p>13,564</text:p>
          </table:table-cell>
          <table:table-cell office:value-type="float" office:value="12513" table:style-name="ce18">
            <text:p>12,513</text:p>
          </table:table-cell>
          <table:table-cell office:value-type="float" office:value="6.01" table:style-name="ce19">
            <text:p>6.01</text:p>
          </table:table-cell>
          <table:table-cell office:value-type="float" office:value="35642" table:style-name="ce18">
            <text:p>35,642</text:p>
          </table:table-cell>
          <table:table-cell office:value-type="float" office:value="18538" table:style-name="ce18">
            <text:p>18,538</text:p>
          </table:table-cell>
          <table:table-cell office:value-type="float" office:value="17104" table:style-name="ce18">
            <text:p>17,104</text:p>
          </table:table-cell>
          <table:table-cell office:value-type="float" office:value="8.2100000000000009" table:style-name="ce19">
            <text:p>8.21</text:p>
          </table:table-cell>
          <table:table-cell office:value-type="float" office:value="60750" table:style-name="ce18">
            <text:p>60,750</text:p>
          </table:table-cell>
          <table:table-cell office:value-type="float" office:value="31729" table:style-name="ce18">
            <text:p>31,729</text:p>
          </table:table-cell>
          <table:table-cell office:value-type="float" office:value="29021" table:style-name="ce18">
            <text:p>29,021</text:p>
          </table:table-cell>
          <table:table-cell office:value-type="float" office:value="14" table:style-name="ce19">
            <text:p>14.00</text:p>
          </table:table-cell>
          <table:table-cell office:value-type="float" office:value="65803" table:style-name="ce18">
            <text:p>65,803</text:p>
          </table:table-cell>
          <table:table-cell office:value-type="float" office:value="34374" table:style-name="ce18">
            <text:p>34,374</text:p>
          </table:table-cell>
          <table:table-cell office:value-type="float" office:value="31429" table:style-name="ce18">
            <text:p>31,429</text:p>
          </table:table-cell>
          <table:table-cell office:value-type="float" office:value="15.16" table:style-name="ce19">
            <text:p>15.16</text:p>
          </table:table-cell>
          <table:table-cell office:value-type="float" office:value="32592" table:style-name="ce18">
            <text:p>32,592</text:p>
          </table:table-cell>
          <table:table-cell office:value-type="float" office:value="17014" table:style-name="ce18">
            <text:p>17,014</text:p>
          </table:table-cell>
          <table:table-cell office:value-type="float" office:value="15578" table:style-name="ce18">
            <text:p>15,578</text:p>
          </table:table-cell>
          <table:table-cell office:value-type="float" office:value="7.51" table:style-name="ce19">
            <text:p>7.51</text:p>
          </table:table-cell>
          <table:table-cell office:value-type="float" office:value="328907" table:style-name="ce18">
            <text:p>328,907</text:p>
          </table:table-cell>
          <table:table-cell office:value-type="float" office:value="159934" table:style-name="ce18">
            <text:p>159,934</text:p>
          </table:table-cell>
          <table:table-cell office:value-type="float" office:value="168973" table:style-name="ce18">
            <text:p>168,973</text:p>
          </table:table-cell>
          <table:table-cell office:value-type="float" office:value="75.77" table:style-name="ce19">
            <text:p>75.77</text:p>
          </table:table-cell>
          <table:table-cell office:value-type="float" office:value="45572" table:style-name="ce18">
            <text:p>45,572</text:p>
          </table:table-cell>
          <table:table-cell office:value-type="float" office:value="20549" table:style-name="ce18">
            <text:p>20,549</text:p>
          </table:table-cell>
          <table:table-cell office:value-type="float" office:value="25023" table:style-name="ce18">
            <text:p>25,023</text:p>
          </table:table-cell>
          <table:table-cell office:value-type="float" office:value="10.5" table:style-name="ce17">
            <text:p>10.50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70366" table:style-name="ce18">
            <text:p>270,366</text:p>
          </table:table-cell>
          <table:table-cell office:value-type="float" office:value="131907" table:style-name="ce18">
            <text:p>131,907</text:p>
          </table:table-cell>
          <table:table-cell office:value-type="float" office:value="138459" table:style-name="ce18">
            <text:p>138,459</text:p>
          </table:table-cell>
          <table:table-cell office:value-type="float" office:value="11009" table:style-name="ce18">
            <text:p>11,009</text:p>
          </table:table-cell>
          <table:table-cell office:value-type="float" office:value="5741" table:style-name="ce18">
            <text:p>5,741</text:p>
          </table:table-cell>
          <table:table-cell office:value-type="float" office:value="5268" table:style-name="ce18">
            <text:p>5,268</text:p>
          </table:table-cell>
          <table:table-cell office:value-type="float" office:value="4.07" table:style-name="ce19">
            <text:p>4.07</text:p>
          </table:table-cell>
          <table:table-cell office:value-type="float" office:value="15507" table:style-name="ce18">
            <text:p>15,507</text:p>
          </table:table-cell>
          <table:table-cell office:value-type="float" office:value="8089" table:style-name="ce18">
            <text:p>8,089</text:p>
          </table:table-cell>
          <table:table-cell office:value-type="float" office:value="7418" table:style-name="ce18">
            <text:p>7,418</text:p>
          </table:table-cell>
          <table:table-cell office:value-type="float" office:value="5.74" table:style-name="ce19">
            <text:p>5.74</text:p>
          </table:table-cell>
          <table:table-cell office:value-type="float" office:value="29332" table:style-name="ce18">
            <text:p>29,332</text:p>
          </table:table-cell>
          <table:table-cell office:value-type="float" office:value="15369" table:style-name="ce18">
            <text:p>15,369</text:p>
          </table:table-cell>
          <table:table-cell office:value-type="float" office:value="13963" table:style-name="ce18">
            <text:p>13,963</text:p>
          </table:table-cell>
          <table:table-cell office:value-type="float" office:value="10.85" table:style-name="ce19">
            <text:p>10.85</text:p>
          </table:table-cell>
          <table:table-cell office:value-type="float" office:value="32552" table:style-name="ce18">
            <text:p>32,552</text:p>
          </table:table-cell>
          <table:table-cell office:value-type="float" office:value="17036" table:style-name="ce18">
            <text:p>17,036</text:p>
          </table:table-cell>
          <table:table-cell office:value-type="float" office:value="15516" table:style-name="ce18">
            <text:p>15,516</text:p>
          </table:table-cell>
          <table:table-cell office:value-type="float" office:value="12.04" table:style-name="ce19">
            <text:p>12.04</text:p>
          </table:table-cell>
          <table:table-cell office:value-type="float" office:value="21887" table:style-name="ce18">
            <text:p>21,887</text:p>
          </table:table-cell>
          <table:table-cell office:value-type="float" office:value="11451" table:style-name="ce18">
            <text:p>11,451</text:p>
          </table:table-cell>
          <table:table-cell office:value-type="float" office:value="10436" table:style-name="ce18">
            <text:p>10,436</text:p>
          </table:table-cell>
          <table:table-cell office:value-type="float" office:value="8.1" table:style-name="ce19">
            <text:p>8.10</text:p>
          </table:table-cell>
          <table:table-cell office:value-type="float" office:value="211014" table:style-name="ce18">
            <text:p>211,014</text:p>
          </table:table-cell>
          <table:table-cell office:value-type="float" office:value="100965" table:style-name="ce18">
            <text:p>100,965</text:p>
          </table:table-cell>
          <table:table-cell office:value-type="float" office:value="110049" table:style-name="ce18">
            <text:p>110,049</text:p>
          </table:table-cell>
          <table:table-cell office:value-type="float" office:value="78.05" table:style-name="ce19">
            <text:p>78.05</text:p>
          </table:table-cell>
          <table:table-cell office:value-type="float" office:value="34434" table:style-name="ce18">
            <text:p>34,434</text:p>
          </table:table-cell>
          <table:table-cell office:value-type="float" office:value="15327" table:style-name="ce18">
            <text:p>15,327</text:p>
          </table:table-cell>
          <table:table-cell office:value-type="float" office:value="19107" table:style-name="ce18">
            <text:p>19,107</text:p>
          </table:table-cell>
          <table:table-cell office:value-type="float" office:value="12.74" table:style-name="ce17">
            <text:p>12.74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5346" table:style-name="ce18">
            <text:p>145,346</text:p>
          </table:table-cell>
          <table:table-cell office:value-type="float" office:value="73762" table:style-name="ce18">
            <text:p>73,762</text:p>
          </table:table-cell>
          <table:table-cell office:value-type="float" office:value="71584" table:style-name="ce18">
            <text:p>71,584</text:p>
          </table:table-cell>
          <table:table-cell office:value-type="float" office:value="6851" table:style-name="ce18">
            <text:p>6,851</text:p>
          </table:table-cell>
          <table:table-cell office:value-type="float" office:value="3579" table:style-name="ce18">
            <text:p>3,579</text:p>
          </table:table-cell>
          <table:table-cell office:value-type="float" office:value="3272" table:style-name="ce18">
            <text:p>3,272</text:p>
          </table:table-cell>
          <table:table-cell office:value-type="float" office:value="4.71" table:style-name="ce19">
            <text:p>4.71</text:p>
          </table:table-cell>
          <table:table-cell office:value-type="float" office:value="8564" table:style-name="ce18">
            <text:p>8,564</text:p>
          </table:table-cell>
          <table:table-cell office:value-type="float" office:value="4454" table:style-name="ce18">
            <text:p>4,454</text:p>
          </table:table-cell>
          <table:table-cell office:value-type="float" office:value="4110" table:style-name="ce18">
            <text:p>4,110</text:p>
          </table:table-cell>
          <table:table-cell office:value-type="float" office:value="5.89" table:style-name="ce19">
            <text:p>5.89</text:p>
          </table:table-cell>
          <table:table-cell office:value-type="float" office:value="12667" table:style-name="ce18">
            <text:p>12,667</text:p>
          </table:table-cell>
          <table:table-cell office:value-type="float" office:value="6603" table:style-name="ce18">
            <text:p>6,603</text:p>
          </table:table-cell>
          <table:table-cell office:value-type="float" office:value="6064" table:style-name="ce18">
            <text:p>6,064</text:p>
          </table:table-cell>
          <table:table-cell office:value-type="float" office:value="8.7200000000000006" table:style-name="ce19">
            <text:p>8.72</text:p>
          </table:table-cell>
          <table:table-cell office:value-type="float" office:value="13517" table:style-name="ce18">
            <text:p>13,517</text:p>
          </table:table-cell>
          <table:table-cell office:value-type="float" office:value="7062" table:style-name="ce18">
            <text:p>7,062</text:p>
          </table:table-cell>
          <table:table-cell office:value-type="float" office:value="6455" table:style-name="ce18">
            <text:p>6,455</text:p>
          </table:table-cell>
          <table:table-cell office:value-type="float" office:value="9.3000000000000007" table:style-name="ce19">
            <text:p>9.30</text:p>
          </table:table-cell>
          <table:table-cell office:value-type="float" office:value="6450" table:style-name="ce18">
            <text:p>6,450</text:p>
          </table:table-cell>
          <table:table-cell office:value-type="float" office:value="3364" table:style-name="ce18">
            <text:p>3,364</text:p>
          </table:table-cell>
          <table:table-cell office:value-type="float" office:value="3086" table:style-name="ce18">
            <text:p>3,086</text:p>
          </table:table-cell>
          <table:table-cell office:value-type="float" office:value="4.4400000000000004" table:style-name="ce19">
            <text:p>4.44</text:p>
          </table:table-cell>
          <table:table-cell office:value-type="float" office:value="121635" table:style-name="ce18">
            <text:p>121,635</text:p>
          </table:table-cell>
          <table:table-cell office:value-type="float" office:value="61494" table:style-name="ce18">
            <text:p>61,494</text:p>
          </table:table-cell>
          <table:table-cell office:value-type="float" office:value="60141" table:style-name="ce18">
            <text:p>60,141</text:p>
          </table:table-cell>
          <table:table-cell office:value-type="float" office:value="83.69" table:style-name="ce19">
            <text:p>83.69</text:p>
          </table:table-cell>
          <table:table-cell office:value-type="float" office:value="16072" table:style-name="ce18">
            <text:p>16,072</text:p>
          </table:table-cell>
          <table:table-cell office:value-type="float" office:value="7753" table:style-name="ce18">
            <text:p>7,753</text:p>
          </table:table-cell>
          <table:table-cell office:value-type="float" office:value="8319" table:style-name="ce18">
            <text:p>8,319</text:p>
          </table:table-cell>
          <table:table-cell office:value-type="float" office:value="11.06" table:style-name="ce17">
            <text:p>11.06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2799" table:style-name="ce18">
            <text:p>132,799</text:p>
          </table:table-cell>
          <table:table-cell office:value-type="float" office:value="66591" table:style-name="ce18">
            <text:p>66,591</text:p>
          </table:table-cell>
          <table:table-cell office:value-type="float" office:value="66208" table:style-name="ce18">
            <text:p>66,208</text:p>
          </table:table-cell>
          <table:table-cell office:value-type="float" office:value="6152" table:style-name="ce18">
            <text:p>6,152</text:p>
          </table:table-cell>
          <table:table-cell office:value-type="float" office:value="3232" table:style-name="ce18">
            <text:p>3,232</text:p>
          </table:table-cell>
          <table:table-cell office:value-type="float" office:value="2920" table:style-name="ce18">
            <text:p>2,920</text:p>
          </table:table-cell>
          <table:table-cell office:value-type="float" office:value="4.63" table:style-name="ce19">
            <text:p>4.63</text:p>
          </table:table-cell>
          <table:table-cell office:value-type="float" office:value="7702" table:style-name="ce18">
            <text:p>7,702</text:p>
          </table:table-cell>
          <table:table-cell office:value-type="float" office:value="4014" table:style-name="ce18">
            <text:p>4,014</text:p>
          </table:table-cell>
          <table:table-cell office:value-type="float" office:value="3688" table:style-name="ce18">
            <text:p>3,688</text:p>
          </table:table-cell>
          <table:table-cell office:value-type="float" office:value="5.8" table:style-name="ce19">
            <text:p>5.80</text:p>
          </table:table-cell>
          <table:table-cell office:value-type="float" office:value="11380" table:style-name="ce18">
            <text:p>11,380</text:p>
          </table:table-cell>
          <table:table-cell office:value-type="float" office:value="5926" table:style-name="ce18">
            <text:p>5,926</text:p>
          </table:table-cell>
          <table:table-cell office:value-type="float" office:value="5454" table:style-name="ce18">
            <text:p>5,454</text:p>
          </table:table-cell>
          <table:table-cell office:value-type="float" office:value="8.57" table:style-name="ce19">
            <text:p>8.57</text:p>
          </table:table-cell>
          <table:table-cell office:value-type="float" office:value="12136" table:style-name="ce18">
            <text:p>12,136</text:p>
          </table:table-cell>
          <table:table-cell office:value-type="float" office:value="6334" table:style-name="ce18">
            <text:p>6,334</text:p>
          </table:table-cell>
          <table:table-cell office:value-type="float" office:value="5802" table:style-name="ce18">
            <text:p>5,802</text:p>
          </table:table-cell>
          <table:table-cell office:value-type="float" office:value="9.14" table:style-name="ce19">
            <text:p>9.14</text:p>
          </table:table-cell>
          <table:table-cell office:value-type="float" office:value="5767" table:style-name="ce18">
            <text:p>5,767</text:p>
          </table:table-cell>
          <table:table-cell office:value-type="float" office:value="2981" table:style-name="ce18">
            <text:p>2,981</text:p>
          </table:table-cell>
          <table:table-cell office:value-type="float" office:value="2786" table:style-name="ce18">
            <text:p>2,786</text:p>
          </table:table-cell>
          <table:table-cell office:value-type="float" office:value="4.34" table:style-name="ce19">
            <text:p>4.34</text:p>
          </table:table-cell>
          <table:table-cell office:value-type="float" office:value="111386" table:style-name="ce18">
            <text:p>111,386</text:p>
          </table:table-cell>
          <table:table-cell office:value-type="float" office:value="55553" table:style-name="ce18">
            <text:p>55,553</text:p>
          </table:table-cell>
          <table:table-cell office:value-type="float" office:value="55833" table:style-name="ce18">
            <text:p>55,833</text:p>
          </table:table-cell>
          <table:table-cell office:value-type="float" office:value="83.88" table:style-name="ce19">
            <text:p>83.88</text:p>
          </table:table-cell>
          <table:table-cell office:value-type="float" office:value="14841" table:style-name="ce18">
            <text:p>14,841</text:p>
          </table:table-cell>
          <table:table-cell office:value-type="float" office:value="7107" table:style-name="ce18">
            <text:p>7,107</text:p>
          </table:table-cell>
          <table:table-cell office:value-type="float" office:value="7734" table:style-name="ce18">
            <text:p>7,734</text:p>
          </table:table-cell>
          <table:table-cell office:value-type="float" office:value="11.18" table:style-name="ce17">
            <text:p>11.18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547" table:style-name="ce14">
            <text:p>12,547</text:p>
          </table:table-cell>
          <table:table-cell office:value-type="float" office:value="7171" table:style-name="ce14">
            <text:p>7,171</text:p>
          </table:table-cell>
          <table:table-cell office:value-type="float" office:value="5376" table:style-name="ce14">
            <text:p>5,376</text:p>
          </table:table-cell>
          <table:table-cell office:value-type="float" office:value="699" table:style-name="ce14">
            <text:p>699</text:p>
          </table:table-cell>
          <table:table-cell office:value-type="float" office:value="347" table:style-name="ce14">
            <text:p>347</text:p>
          </table:table-cell>
          <table:table-cell office:value-type="float" office:value="352" table:style-name="ce14">
            <text:p>352</text:p>
          </table:table-cell>
          <table:table-cell office:value-type="float" office:value="5.57" table:style-name="ce15">
            <text:p>5.57</text:p>
          </table:table-cell>
          <table:table-cell office:value-type="float" office:value="862" table:style-name="ce14">
            <text:p>862</text:p>
          </table:table-cell>
          <table:table-cell office:value-type="float" office:value="440" table:style-name="ce14">
            <text:p>440</text:p>
          </table:table-cell>
          <table:table-cell office:value-type="float" office:value="422" table:style-name="ce14">
            <text:p>422</text:p>
          </table:table-cell>
          <table:table-cell office:value-type="float" office:value="6.87" table:style-name="ce15">
            <text:p>6.87</text:p>
          </table:table-cell>
          <table:table-cell office:value-type="float" office:value="1287" table:style-name="ce14">
            <text:p>1,287</text:p>
          </table:table-cell>
          <table:table-cell office:value-type="float" office:value="677" table:style-name="ce14">
            <text:p>677</text:p>
          </table:table-cell>
          <table:table-cell office:value-type="float" office:value="610" table:style-name="ce14">
            <text:p>610</text:p>
          </table:table-cell>
          <table:table-cell office:value-type="float" office:value="10.26" table:style-name="ce15">
            <text:p>10.26</text:p>
          </table:table-cell>
          <table:table-cell office:value-type="float" office:value="1381" table:style-name="ce14">
            <text:p>1,381</text:p>
          </table:table-cell>
          <table:table-cell office:value-type="float" office:value="728" table:style-name="ce14">
            <text:p>728</text:p>
          </table:table-cell>
          <table:table-cell office:value-type="float" office:value="653" table:style-name="ce14">
            <text:p>653</text:p>
          </table:table-cell>
          <table:table-cell office:value-type="float" office:value="11.01" table:style-name="ce15">
            <text:p>11.01</text:p>
          </table:table-cell>
          <table:table-cell office:value-type="float" office:value="683" table:style-name="ce14">
            <text:p>683</text:p>
          </table:table-cell>
          <table:table-cell office:value-type="float" office:value="383" table:style-name="ce14">
            <text:p>383</text:p>
          </table:table-cell>
          <table:table-cell office:value-type="float" office:value="300" table:style-name="ce14">
            <text:p>300</text:p>
          </table:table-cell>
          <table:table-cell office:value-type="float" office:value="5.44" table:style-name="ce15">
            <text:p>5.44</text:p>
          </table:table-cell>
          <table:table-cell office:value-type="float" office:value="10249" table:style-name="ce14">
            <text:p>10,249</text:p>
          </table:table-cell>
          <table:table-cell office:value-type="float" office:value="5941" table:style-name="ce14">
            <text:p>5,941</text:p>
          </table:table-cell>
          <table:table-cell office:value-type="float" office:value="4308" table:style-name="ce14">
            <text:p>4,308</text:p>
          </table:table-cell>
          <table:table-cell office:value-type="float" office:value="81.680000000000007" table:style-name="ce15">
            <text:p>81.68</text:p>
          </table:table-cell>
          <table:table-cell office:value-type="float" office:value="1231" table:style-name="ce14">
            <text:p>1,231</text:p>
          </table:table-cell>
          <table:table-cell office:value-type="float" office:value="646" table:style-name="ce14">
            <text:p>646</text:p>
          </table:table-cell>
          <table:table-cell office:value-type="float" office:value="585" table:style-name="ce14">
            <text:p>585</text:p>
          </table:table-cell>
          <table:table-cell office:value-type="float" office:value="9.81" table:style-name="ce13">
            <text:p>9.81</text:p>
          </table:table-cell>
          <table:table-cell table:number-columns-repeated="16352" table:style-name="ce12"/>
        </table:table-row>
        <table:table-row table:style-name="ro11">
          <table:table-cell table:style-name="ce11"/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5年1月5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速報-年齡結構-新(列印版)" table:style-name="ta2">
        <table:table-source xlink:href="file:///D:/0662/A.上網月報(含1科)/104年/10412/新表號04,05,速報3階段年齡-連結(公式)檔104.12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速報-年齡結構-新(上網版無公式)" table:style-name="ta2">
        <table:table-source xlink:href="file:///D:/0662/A.上網月報(含1科)/104年/10412/新表號04,05,速報3階段年齡-連結(公式)檔104.12.xls" table:table-name="速報-年齡結構-新(上網版無公式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04年齡結構-列印版" table:style-name="ta2">
        <table:table-source xlink:href="file:///D:/0662/A.上網月報(含1科)/104年/10412/新表號04,05,速報3階段年齡-連結(公式)檔104.12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上月速報年齡結構" table:style-name="ta2">
        <table:table-source xlink:href="file:///D:/0662/A.上網月報(含1科)/104年/10412/新表號04,05,速報3階段年齡-連結(公式)檔104.12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本月-上月速報年齡結構(增減)" table:style-name="ta2">
        <table:table-source xlink:href="file:///D:/0662/A.上網月報(含1科)/104年/10412/新表號04,05,速報3階段年齡-連結(公式)檔104.12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年齡結構-另給司長-不用" table:style-name="ta2">
        <table:table-source xlink:href="file:///D:/0662/A.上網月報(含1科)/104年/10412/新表號04,05,速報3階段年齡-連結(公式)檔104.12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速報-3階段年齡結構-不用" table:style-name="ta2">
        <table:table-source xlink:href="file:///D:/0662/A.上網月報(含1科)/104年/10412/新表號04,05,速報3階段年齡-連結(公式)檔104.12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原司長表-年齡結構-不用" table:style-name="ta2">
        <table:table-source xlink:href="file:///D:/0662/A.上網月報(含1科)/104年/10412/新表號04,05,速報3階段年齡-連結(公式)檔104.12.xls" table:table-name="原司長表-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1-05T08:08:46Z</meta:creation-date>
    <dc:date>2016-12-09T02:02:39Z</dc:date>
  </office:meta>
</office:document-meta>
</file>